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Luxi Mono1" svg:font-family="'Luxi Mono'" style:font-pitch="fixed"/>
    <style:font-face style:name="Liberation Mono" svg:font-family="'Liberation Mono'" style:font-family-generic="modern" style:font-pitch="fixed"/>
    <style:font-face style:name="Luxi Mono" svg:font-family="'Luxi Mono'" style:font-family-generic="modern" style:font-pitch="fixed"/>
    <style:font-face style:name="Nimbus Roman No9 L" svg:font-family="'Nimbus Roman No9 L'" style:font-family-generic="roman" style:font-pitch="variable"/>
    <style:font-face style:name="Luxi Sans" svg:font-family="'Luxi Sans'" style:font-adornments="Regular"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automatic-styles>
    <style:style style:name="Table1" style:family="table">
      <style:table-properties style:width="5.8646in" fo:margin-left="0.3938in" fo:margin-right="0.6667in" table:align="margins"/>
    </style:style>
    <style:style style:name="Table1.A" style:family="table-column">
      <style:table-column-properties style:column-width="0.5819in" style:rel-column-width="6503*"/>
    </style:style>
    <style:style style:name="Table1.B" style:family="table-column">
      <style:table-column-properties style:column-width="1.5271in" style:rel-column-width="17064*"/>
    </style:style>
    <style:style style:name="Table1.C" style:family="table-column">
      <style:table-column-properties style:column-width="1.5681in" style:rel-column-width="17522*"/>
    </style:style>
    <style:style style:name="Table1.D" style:family="table-column">
      <style:table-column-properties style:column-width="2.1875in" style:rel-column-width="24446*"/>
    </style:style>
    <style:style style:name="Table1.A1" style:family="table-cell">
      <style:table-cell-properties style:vertical-align="middle" fo:padding="0.0194in" fo:border="none"/>
    </style:style>
    <style:style style:name="Table1.C2" style:family="table-cell" style:data-style-name="N51">
      <style:table-cell-properties style:vertical-align="middle" fo:padding="0.0194in" fo:border="none"/>
    </style:style>
    <style:style style:name="P1" style:family="paragraph" style:parent-style-name="Text_20_body">
      <style:paragraph-properties fo:margin-top="0in" fo:margin-bottom="0in"/>
    </style:style>
    <style:style style:name="P2" style:family="paragraph" style:parent-style-name="Text_20_body">
      <style:paragraph-properties fo:margin-top="0in" fo:margin-bottom="0in" text:number-lines="true" text:line-number="1"/>
    </style:style>
    <style:style style:name="P3" style:family="paragraph" style:parent-style-name="Preformatted_20_Text">
      <style:paragraph-properties fo:margin-top="0in" fo:margin-bottom="0.1965in"/>
    </style:style>
    <style:style style:name="P4" style:family="paragraph" style:parent-style-name="List_20_Contents">
      <style:paragraph-properties fo:margin-top="0in" fo:margin-bottom="0.1965in"/>
    </style:style>
    <style:style style:name="P5" style:family="paragraph" style:parent-style-name="Text_20_body">
      <style:paragraph-properties fo:margin-top="0in" fo:margin-bottom="0.1965in"/>
    </style:style>
    <style:style style:name="P6" style:family="paragraph" style:parent-style-name="Text_20_body">
      <style:paragraph-properties fo:margin-top="0in" fo:margin-bottom="0.1965in"/>
      <style:text-properties fo:font-weight="bold" style:font-weight-asian="bold" style:font-weight-complex="bold"/>
    </style:style>
    <style:style style:name="P7" style:family="paragraph" style:parent-style-name="Text_20_body">
      <style:paragraph-properties fo:margin-top="0in" fo:margin-bottom="0.1965in"/>
      <style:text-properties fo:font-weight="normal" style:font-weight-asian="normal" style:font-weight-complex="normal"/>
    </style:style>
    <style:style style:name="P8" style:family="paragraph" style:parent-style-name="List_20_Contents">
      <style:paragraph-properties fo:margin-top="0in" fo:margin-bottom="0.1965in" text:number-lines="true" text:line-number="1"/>
    </style:style>
    <style:style style:name="P9" style:family="paragraph" style:parent-style-name="Preformatted_20_Text">
      <style:paragraph-properties fo:margin-top="0in" fo:margin-bottom="0.1965in" text:number-lines="true" text:line-number="1"/>
    </style:style>
    <style:style style:name="P10" style:family="paragraph" style:parent-style-name="Text_20_body">
      <style:paragraph-properties fo:margin-top="0in" fo:margin-bottom="0.1965in" text:number-lines="true" text:line-number="1"/>
    </style:style>
    <style:style style:name="P11" style:family="paragraph" style:parent-style-name="Text_20_body">
      <style:paragraph-properties fo:margin-top="0in" fo:margin-bottom="0.1965in" text:number-lines="true" text:line-number="1"/>
      <style:text-properties fo:font-weight="normal" style:font-weight-asian="normal" style:font-weight-complex="normal"/>
    </style:style>
    <style:style style:name="P12" style:family="paragraph" style:parent-style-name="Text_20_body">
      <style:paragraph-properties fo:margin-top="0in" fo:margin-bottom="0.1965in" text:number-lines="true" text:line-number="1"/>
      <style:text-properties fo:font-weight="bold" style:font-weight-asian="bold" style:font-weight-complex="bold"/>
    </style:style>
    <style:style style:name="P13" style:family="paragraph" style:parent-style-name="Text_20_body">
      <style:paragraph-properties fo:text-align="center" style:justify-single-word="false"/>
    </style:style>
    <style:style style:name="P14" style:family="paragraph" style:parent-style-name="Text_20_body">
      <style:text-properties style:font-name="Luxi Mono1" fo:font-size="10pt" fo:font-weight="bold" style:font-size-asian="10pt" style:font-weight-asian="bold" style:font-size-complex="10pt" style:font-weight-complex="bold"/>
    </style:style>
    <style:style style:name="P15" style:family="paragraph" style:parent-style-name="Text_20_body">
      <style:text-properties style:font-name="Luxi Mono1" fo:font-size="10pt" fo:font-weight="normal" style:font-size-asian="10pt" style:font-weight-asian="normal" style:font-size-complex="10pt" style:font-weight-complex="normal"/>
    </style:style>
    <style:style style:name="P16" style:family="paragraph" style:parent-style-name="Text_20_body">
      <style:paragraph-properties text:number-lines="true" text:line-number="1"/>
    </style:style>
    <style:style style:name="P17" style:family="paragraph" style:parent-style-name="Text_20_body">
      <style:paragraph-properties text:number-lines="true" text:line-number="1"/>
      <style:text-properties fo:font-weight="bold"/>
    </style:style>
    <style:style style:name="P18" style:family="paragraph" style:parent-style-name="Text_20_body">
      <style:paragraph-properties text:number-lines="true" text:line-number="1"/>
      <style:text-properties style:font-name="Luxi Mono1" fo:font-size="10pt" fo:font-weight="bold" style:font-size-asian="10pt" style:font-weight-asian="bold" style:font-size-complex="10pt" style:font-weight-complex="bold"/>
    </style:style>
    <style:style style:name="P19" style:family="paragraph" style:parent-style-name="Text_20_body">
      <style:paragraph-properties text:number-lines="true" text:line-number="1"/>
      <style:text-properties fo:font-weight="normal" style:font-weight-asian="normal" style:font-weight-complex="normal"/>
    </style:style>
    <style:style style:name="P20" style:family="paragraph" style:parent-style-name="Text_20_body">
      <style:paragraph-properties fo:break-before="page"/>
    </style:style>
    <style:style style:name="P21" style:family="paragraph" style:parent-style-name="Contents_20_Heading">
      <style:paragraph-properties fo:break-before="page"/>
    </style:style>
    <style:style style:name="P22" style:family="paragraph" style:parent-style-name="Heading">
      <style:paragraph-properties fo:text-align="center" style:justify-single-word="false"/>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Heading_20_1" style:list-style-name="L6"/>
    <style:style style:name="P25" style:family="paragraph" style:parent-style-name="Heading_20_1" style:list-style-name="Numbering_20_1" style:master-page-name="First_20_Page">
      <style:paragraph-properties style:page-number="auto" text:number-lines="true" text:line-number="1"/>
    </style:style>
    <style:style style:name="P26" style:family="paragraph" style:parent-style-name="Heading_20_1" style:list-style-name="L6">
      <style:paragraph-properties text:number-lines="true" text:line-number="1"/>
      <style:text-properties fo:font-size="20pt" style:font-size-asian="20pt" style:font-size-complex="20pt"/>
    </style:style>
    <style:style style:name="P27" style:family="paragraph" style:parent-style-name="Heading_20_1" style:list-style-name="L6">
      <style:paragraph-properties text:number-lines="true" text:line-number="1"/>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4"/>
    <style:style style:name="P39" style:family="paragraph" style:parent-style-name="Text_20_body" style:list-style-name="L14">
      <style:text-properties style:font-name="Luxi Mono1" fo:font-size="10pt" fo:font-weight="bold" style:font-size-asian="10pt" style:font-weight-asian="bold" style:font-size-complex="10pt" style:font-weight-complex="bold"/>
    </style:style>
    <style:style style:name="P40" style:family="paragraph" style:parent-style-name="Text_20_body" style:list-style-name="L15"/>
    <style:style style:name="P41" style:family="paragraph" style:parent-style-name="Text_20_body" style:list-style-name="L15">
      <style:text-properties fo:font-style="italic" fo:font-weight="bold" style:font-style-asian="italic" style:font-weight-asian="bold" style:font-style-complex="italic" style:font-weight-complex="bold"/>
    </style:style>
    <style:style style:name="P42" style:family="paragraph" style:parent-style-name="Text_20_body" style:list-style-name="L8">
      <style:paragraph-properties fo:margin-top="0in" fo:margin-bottom="0in"/>
    </style:style>
    <style:style style:name="P43" style:family="paragraph" style:parent-style-name="Text_20_body" style:list-style-name="L9">
      <style:paragraph-properties fo:margin-top="0in" fo:margin-bottom="0in"/>
    </style:style>
    <style:style style:name="P44" style:family="paragraph" style:parent-style-name="Text_20_body" style:list-style-name="L10">
      <style:paragraph-properties fo:margin-top="0in" fo:margin-bottom="0in"/>
    </style:style>
    <style:style style:name="P45" style:family="paragraph" style:parent-style-name="Text_20_body" style:list-style-name="L11">
      <style:paragraph-properties fo:margin-top="0in" fo:margin-bottom="0in"/>
    </style:style>
    <style:style style:name="P46" style:family="paragraph" style:parent-style-name="Text_20_body" style:list-style-name="L12">
      <style:paragraph-properties fo:margin-top="0in" fo:margin-bottom="0in"/>
    </style:style>
    <style:style style:name="P47" style:family="paragraph" style:parent-style-name="Text_20_body">
      <style:paragraph-properties text:number-lines="true" text:line-number="1"/>
    </style:style>
    <style:style style:name="P48" style:family="paragraph" style:parent-style-name="Text_20_body" style:list-style-name="L8">
      <style:paragraph-properties text:number-lines="true" text:line-number="1"/>
    </style:style>
    <style:style style:name="P49" style:family="paragraph" style:parent-style-name="Text_20_body" style:list-style-name="L10">
      <style:paragraph-properties text:number-lines="true" text:line-number="1"/>
    </style:style>
    <style:style style:name="P50" style:family="paragraph" style:parent-style-name="Text_20_body" style:list-style-name="L6">
      <style:paragraph-properties text:number-lines="true" text:line-number="1"/>
    </style:style>
    <style:style style:name="P51" style:family="paragraph" style:parent-style-name="Text_20_body" style:list-style-name="L6">
      <style:paragraph-properties text:number-lines="true" text:line-number="1"/>
      <style:text-properties fo:font-style="italic" fo:font-weight="bold" style:font-style-asian="italic" style:font-weight-asian="bold" style:font-style-complex="italic" style:font-weight-complex="bold"/>
    </style:style>
    <style:style style:name="P52" style:family="paragraph" style:parent-style-name="Text_20_body" style:list-style-name="L6">
      <style:paragraph-properties text:number-lines="true" text:line-number="1"/>
      <style:text-properties fo:font-weight="bold" style:font-weight-asian="bold" style:font-weight-complex="bold"/>
    </style:style>
    <style:style style:name="P53" style:family="paragraph" style:parent-style-name="Text_20_body">
      <style:paragraph-properties text:number-lines="true" text:line-number="1"/>
      <style:text-properties fo:font-weight="normal" style:font-weight-asian="normal" style:font-weight-complex="normal"/>
    </style:style>
    <style:style style:name="P54" style:family="paragraph" style:parent-style-name="Text_20_body" style:list-style-name="L6">
      <style:paragraph-properties text:number-lines="true" text:line-number="1"/>
      <style:text-properties fo:font-weight="normal" style:font-weight-asian="normal" style:font-weight-complex="normal"/>
    </style:style>
    <style:style style:name="P55" style:family="paragraph" style:parent-style-name="Text_20_body" style:list-style-name="L13">
      <style:paragraph-properties fo:margin-top="0in" fo:margin-bottom="0.1965in" text:number-lines="true" text:line-number="1"/>
      <style:text-properties fo:font-weight="normal" style:font-weight-asian="normal" style:font-weight-complex="normal"/>
    </style:style>
    <style:style style:name="P56" style:family="paragraph" style:parent-style-name="Heading_20_2" style:list-style-name="L6" style:master-page-name="">
      <style:paragraph-properties style:page-number="auto" style:shadow="none" text:number-lines="true" text:line-number="1"/>
    </style:style>
    <style:style style:name="P57" style:family="paragraph" style:parent-style-name="Heading_20_2" style:list-style-name="L6">
      <style:paragraph-properties text:number-lines="true" text:line-number="1"/>
    </style:style>
    <style:style style:name="P58" style:family="paragraph" style:parent-style-name="Heading_20_2" style:list-style-name="L6">
      <style:paragraph-properties text:number-lines="true" text:line-number="1"/>
      <style:text-properties fo:font-weight="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20pt" style:font-size-asian="20pt" style:font-size-complex="20pt"/>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Luxi Mono1" fo:font-size="10pt" fo:font-weight="bold" style:font-size-asian="10pt" style:font-weight-asian="bold" style:font-size-complex="10pt" style:font-weight-complex="bold"/>
    </style:style>
    <style:style style:name="T8" style:family="text">
      <style:text-properties style:font-name="Luxi Mono1" fo:font-size="10pt" fo:font-weight="normal" style:font-size-asian="10pt" style:font-weight-asian="normal" style:font-size-complex="10pt"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font-weight-asian="normal"/>
    </style:style>
    <style:style style:name="T11" style:family="text">
      <style:text-properties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style:text-properties style:font-name="Luxi San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6646in" fo:text-indent="-0.25in" fo:margin-left="0.66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146in" fo:text-indent="-0.25in" fo:margin-left="0.91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646in" fo:text-indent="-0.25in" fo:margin-left="1.16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146in" fo:text-indent="-0.25in" fo:margin-left="1.41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646in" fo:text-indent="-0.25in" fo:margin-left="1.66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146in" fo:text-indent="-0.25in" fo:margin-left="1.91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646in" fo:text-indent="-0.25in" fo:margin-left="2.16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146in" fo:text-indent="-0.25in" fo:margin-left="2.41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646in" fo:text-indent="-0.25in" fo:margin-left="2.66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46in" fo:text-indent="-0.25in" fo:margin-left="2.9146in"/>
        </style:list-level-properties>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51" number:automatic-order="true">
      <number:month number:style="long"/>
      <number:text>/</number:text>
      <number:day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Heading"/>
      <text:p text:style-name="Heading"/>
      <text:p text:style-name="Heading"/>
      <text:p text:style-name="Heading"/>
      <text:p text:style-name="Heading"/>
      <text:p text:style-name="P22"><text:title>Enstore site installation and configuration</text:title>.</text:p>
      <text:p text:style-name="P13"><text:initial-creator text:fixed="true">Alexander Moibenko</text:initial-creator></text:p>
      <text:p text:style-name="Heading"/>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index-entry-link-start text:style-name="Internet_20_link"/>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1">Table of Contents</text:p>
          </text:index-title>
          <text:p text:style-name="P23">1.Product description<text:tab/><text:a xlink:type="simple" xlink:href="#__RefHeading__6016_1712107080" text:style-name="Internet_20_link" text:visited-style-name="Internet_20_link"><text:span text:style-name="Internet_20_link">5</text:span></text:a></text:p>
          <text:p text:style-name="P23">2.Licensing<text:tab/><text:a xlink:type="simple" xlink:href="#__RefHeading__6018_1712107080" text:style-name="Internet_20_link" text:visited-style-name="Internet_20_link"><text:span text:style-name="Internet_20_link">6</text:span></text:a></text:p>
          <text:p text:style-name="P23">3.Hardware requirements<text:tab/><text:a xlink:type="simple" xlink:href="#__RefHeading__6020_1712107080" text:style-name="Internet_20_link" text:visited-style-name="Internet_20_link"><text:span text:style-name="Internet_20_link">7</text:span></text:a></text:p>
          <text:p text:style-name="P23"><text:s/>3.1 Hosts<text:tab/><text:a xlink:type="simple" xlink:href="#__RefHeading__6022_1712107080" text:style-name="Internet_20_link" text:visited-style-name="Internet_20_link"><text:span text:style-name="Internet_20_link">7</text:span></text:a></text:p>
          <text:p text:style-name="P23"><text:s/>3.2 Additional storage<text:tab/><text:a xlink:type="simple" xlink:href="#__RefHeading__6024_1712107080" text:style-name="Internet_20_link" text:visited-style-name="Internet_20_link"><text:span text:style-name="Internet_20_link">7</text:span></text:a></text:p>
          <text:p text:style-name="P23"><text:s/>3.3 Network switch<text:tab/><text:a xlink:type="simple" xlink:href="#__RefHeading__6026_1712107080" text:style-name="Internet_20_link" text:visited-style-name="Internet_20_link"><text:span text:style-name="Internet_20_link">7</text:span></text:a></text:p>
          <text:p text:style-name="P23">4.System configuration<text:tab/><text:a xlink:type="simple" xlink:href="#__RefHeading__6028_1712107080" text:style-name="Internet_20_link" text:visited-style-name="Internet_20_link"><text:span text:style-name="Internet_20_link">7</text:span></text:a></text:p>
          <text:p text:style-name="P23">5.Enstore installation procedure.<text:tab/><text:a xlink:type="simple" xlink:href="#__RefHeading__6030_1712107080" text:style-name="Internet_20_link" text:visited-style-name="Internet_20_link"><text:span text:style-name="Internet_20_link">8</text:span></text:a></text:p>
          <text:p text:style-name="P23"><text:s/>5.1 Remote access<text:tab/><text:a xlink:type="simple" xlink:href="#__RefHeading__6032_1712107080" text:style-name="Internet_20_link" text:visited-style-name="Internet_20_link"><text:span text:style-name="Internet_20_link">8</text:span></text:a></text:p>
          <text:p text:style-name="P23"><text:s/>5.2 Rpm installation.<text:tab/><text:a xlink:type="simple" xlink:href="#__RefHeading__6034_1712107080" text:style-name="Internet_20_link" text:visited-style-name="Internet_20_link"><text:span text:style-name="Internet_20_link">9</text:span></text:a></text:p>
          <text:p text:style-name="P23"><text:s/>5.3 Fast automatic installation.<text:tab/><text:a xlink:type="simple" xlink:href="#__RefHeading__6036_1712107080" text:style-name="Internet_20_link" text:visited-style-name="Internet_20_link"><text:span text:style-name="Internet_20_link">9</text:span></text:a></text:p>
          <text:p text:style-name="P23"><text:s/>5.4 Automatic installation. <text:tab/><text:a xlink:type="simple" xlink:href="#__RefHeading__6038_1712107080" text:style-name="Internet_20_link" text:visited-style-name="Internet_20_link"><text:span text:style-name="Internet_20_link">10</text:span></text:a></text:p>
          <text:p text:style-name="P23">6.Configuring enstore.<text:tab/><text:a xlink:type="simple" xlink:href="#__RefHeading__6040_1712107080" text:style-name="Internet_20_link" text:visited-style-name="Internet_20_link"><text:span text:style-name="Internet_20_link">11</text:span></text:a></text:p>
          <text:p text:style-name="P23"><text:s/>6.1 Enstore configuration file.<text:tab/><text:a xlink:type="simple" xlink:href="#__RefHeading__6042_1712107080" text:style-name="Internet_20_link" text:visited-style-name="Internet_20_link"><text:span text:style-name="Internet_20_link">11</text:span></text:a></text:p>
          <text:p text:style-name="P23"><text:s/>6.2 Farmlets.<text:tab/><text:a xlink:type="simple" xlink:href="#__RefHeading__6044_1712107080" text:style-name="Internet_20_link" text:visited-style-name="Internet_20_link"><text:span text:style-name="Internet_20_link">11</text:span></text:a></text:p>
          <text:p text:style-name="P23"><text:s/>6.3 Data bases<text:tab/><text:a xlink:type="simple" xlink:href="#__RefHeading__6046_1712107080" text:style-name="Internet_20_link" text:visited-style-name="Internet_20_link"><text:span text:style-name="Internet_20_link">12</text:span></text:a></text:p>
          <text:p text:style-name="P23"><text:s/>6.4 PNFS<text:tab/><text:a xlink:type="simple" xlink:href="#__RefHeading__6048_1712107080" text:style-name="Internet_20_link" text:visited-style-name="Internet_20_link"><text:span text:style-name="Internet_20_link">12</text:span></text:a></text:p>
          <text:p text:style-name="P23"><text:s/>6.4.1 PNFS Directory Limitations <text:tab/><text:a xlink:type="simple" xlink:href="#__RefHeading__6050_1712107080" text:style-name="Internet_20_link" text:visited-style-name="Internet_20_link"><text:span text:style-name="Internet_20_link">12</text:span></text:a></text:p>
          <text:p text:style-name="P23"><text:s/>6.5 About PNFS Tags <text:tab/><text:a xlink:type="simple" xlink:href="#__RefHeading__6052_1712107080" text:style-name="Internet_20_link" text:visited-style-name="Internet_20_link"><text:span text:style-name="Internet_20_link">13</text:span></text:a></text:p>
          <text:p text:style-name="P23"><text:s/>6.6 Tag Listing<text:tab/><text:a xlink:type="simple" xlink:href="#__RefHeading__6054_1712107080" text:style-name="Internet_20_link" text:visited-style-name="Internet_20_link"><text:span text:style-name="Internet_20_link">13</text:span></text:a></text:p>
          <text:p text:style-name="P23"><text:s/>6.7 How to View Tags <text:tab/><text:a xlink:type="simple" xlink:href="#__RefHeading__6056_1712107080" text:style-name="Internet_20_link" text:visited-style-name="Internet_20_link"><text:span text:style-name="Internet_20_link">14</text:span></text:a></text:p>
          <text:p text:style-name="P23"><text:s/>6.8 Setting tags <text:tab/><text:a xlink:type="simple" xlink:href="#__RefHeading__6058_1712107080" text:style-name="Internet_20_link" text:visited-style-name="Internet_20_link"><text:span text:style-name="Internet_20_link">14</text:span></text:a></text:p>
          <text:p text:style-name="P23"><text:s/>6.9 PNFS Trash Bins.<text:tab/><text:a xlink:type="simple" xlink:href="#__RefHeading__6060_1712107080" text:style-name="Internet_20_link" text:visited-style-name="Internet_20_link"><text:span text:style-name="Internet_20_link">16</text:span></text:a></text:p>
          <text:p text:style-name="P23">7.Installing web server and configuring web site.<text:tab/><text:a xlink:type="simple" xlink:href="#__RefHeading__6062_1712107080" text:style-name="Internet_20_link" text:visited-style-name="Internet_20_link"><text:span text:style-name="Internet_20_link">16</text:span></text:a></text:p>
          <text:p text:style-name="P23">8.Starting enstore<text:tab/><text:a xlink:type="simple" xlink:href="#__RefHeading__6064_1712107080" text:style-name="Internet_20_link" text:visited-style-name="Internet_20_link"><text:span text:style-name="Internet_20_link">16</text:span></text:a></text:p>
          <text:p text:style-name="P23">9.Running enstore.<text:tab/><text:a xlink:type="simple" xlink:href="#__RefHeading__6066_1712107080" text:style-name="Internet_20_link" text:visited-style-name="Internet_20_link"><text:span text:style-name="Internet_20_link">17</text:span></text:a></text:p>
          <text:p text:style-name="P23">10.Setting up and configuring dcache and dchache pool nodes to use enstore.<text:tab/><text:a xlink:type="simple" xlink:href="#__RefHeading__6068_1712107080" text:style-name="Internet_20_link" text:visited-style-name="Internet_20_link"><text:span text:style-name="Internet_20_link">18</text:span></text:a></text:p>
          <text:p text:style-name="P23"><text:s/>10.1 Installing enstore on dcache pools nodes.<text:tab/><text:a xlink:type="simple" xlink:href="#__RefHeading__4661_1365230079" text:style-name="Internet_20_link" text:visited-style-name="Internet_20_link"><text:span text:style-name="Internet_20_link">18</text:span></text:a></text:p>
          <text:p text:style-name="P23"><text:s/>10.2 Configuring dcache.<text:tab/><text:a xlink:type="simple" xlink:href="#__RefHeading__4663_1365230079" text:style-name="Internet_20_link" text:visited-style-name="Internet_20_link"><text:span text:style-name="Internet_20_link">19</text:span></text:a></text:p>
          <text:p text:style-name="P23"><text:s/>10.3 Checking real-encp.<text:tab/><text:a xlink:type="simple" xlink:href="#__RefHeading__4665_1365230079" text:style-name="Internet_20_link" text:visited-style-name="Internet_20_link"><text:span text:style-name="Internet_20_link">19</text:span></text:a></text:p>
          <text:p text:style-name="P23">11.NOTES<text:tab/><text:a xlink:type="simple" xlink:href="#__RefHeading__6070_1712107080" text:style-name="Internet_20_link" text:visited-style-name="Internet_20_link"><text:span text:style-name="Internet_20_link">21</text:span></text:a></text:p>
        </text:index-body>
      </text:table-of-content>
      <text:p text:style-name="Text_20_body"/>
      <text:p text:style-name="P20"/>
      <text:p text:style-name="P20"/>
      <text:p text:style-name="List_20_Heading"><text:bookmark text:name="history"/>History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Action</text:p>
          </table:table-cell>
          <table:table-cell table:style-name="Table1.A1" office:value-type="string">
            <text:p text:style-name="Table_20_Heading">Performed by</text:p>
          </table:table-cell>
          <table:table-cell table:style-name="Table1.A1" office:value-type="string">
            <text:p text:style-name="Table_20_Heading">Date and Time</text:p>
          </table:table-cell>
          <table:table-cell table:style-name="Table1.A1" office:value-type="string">
            <text:p text:style-name="Table_20_Heading">Comment</text:p>
          </table:table-cell>
        </table:table-row>
        <table:table-row>
          <table:table-cell table:style-name="Table1.A1" office:value-type="string">
            <text:p text:style-name="Table_20_Contents">Publish</text:p>
          </table:table-cell>
          <table:table-cell table:style-name="Table1.A1" office:value-type="string">
            <text:p text:style-name="Table_20_Contents"><text:a xlink:type="simple" xlink:href="https://plone4.fnal.gov/P0/Enstore_and_Dcache/author/moibenko">Alexander Moibenko</text:a> </text:p>
          </table:table-cell>
          <table:table-cell table:style-name="Table1.C2" office:value-type="date" office:date-value="2011-06-23T09:40:00">
            <text:p text:style-name="Table_20_Contents">06/23/2011 09:40:00</text:p>
          </table:table-cell>
          <table:table-cell table:style-name="Table1.A1" office:value-type="string">
            <text:p text:style-name="Table_20_Contents">Modified dcache part</text:p>
          </table:table-cell>
        </table:table-row>
        <table:table-row>
          <table:table-cell table:style-name="Table1.A1" office:value-type="string">
            <text:p text:style-name="Table_20_Contents">Retract</text:p>
          </table:table-cell>
          <table:table-cell table:style-name="Table1.A1" office:value-type="string">
            <text:p text:style-name="Table_20_Contents"><text:a xlink:type="simple" xlink:href="https://plone4.fnal.gov/P0/Enstore_and_Dcache/author/moibenko">Alexander Moibenko</text:a> </text:p>
          </table:table-cell>
          <table:table-cell table:style-name="Table1.A1" office:value-type="string">
            <text:p text:style-name="Table_20_Contents">2009-11-11 10:14 </text:p>
          </table:table-cell>
          <table:table-cell table:style-name="Table1.A1" office:value-type="string">
            <text:p text:style-name="Table_20_Contents">No comments. </text:p>
          </table:table-cell>
        </table:table-row>
        <table:table-row>
          <table:table-cell table:style-name="Table1.A1" office:value-type="string">
            <text:p text:style-name="Table_20_Contents">Publish</text:p>
          </table:table-cell>
          <table:table-cell table:style-name="Table1.A1" office:value-type="string">
            <text:p text:style-name="Table_20_Contents"><text:a xlink:type="simple" xlink:href="https://plone4.fnal.gov/P0/Enstore_and_Dcache/author/moibenko">Alexander Moibenko</text:a> </text:p>
          </table:table-cell>
          <table:table-cell table:style-name="Table1.A1" office:value-type="string">
            <text:p text:style-name="Table_20_Contents">2007-10-05 08:44 </text:p>
          </table:table-cell>
          <table:table-cell table:style-name="Table1.A1" office:value-type="string">
            <text:p text:style-name="Table_20_Contents">No comments. </text:p>
          </table:table-cell>
        </table:table-row>
      </table:table>
      <text:list xml:id="list1124646728" text:style-name="Numbering_20_1">
        <text:list-item>
          <text:h text:style-name="P25" text:outline-level="1"><text:bookmark text:name="__RefHeading__6016_1712107080"/>Product <text:span text:style-name="T5">description</text:span><text:bookmark-end text:name="__RefHeading__6016_1712107080"/></text:h>
        </text:list-item>
      </text:list>
      <text:p text:style-name="Standard">Enstore is a multi-Petabyte scale tape based Mass Storage System (MSS) for High Energy Physics (HEP) Experiments and other scientific endeavors. It has been designed to permit us to scale to multiple petabytes of storage capacity, manage tens of terabytes per day in data transfers, support hundreds of users, and maintain data integrity. Enstore can be used for data storage needs of any scale, for different kinds of enterprises. The Enstore architecture allows easy addition and replacement of hardware and software components. Enstore has the following major components</text:p>
      <text:list xml:id="list1839208251" text:style-name="L1">
        <text:list-item>
          <text:p text:style-name="P28">Servers</text:p>
          <text:list>
            <text:list-item>
              <text:p text:style-name="P28">Configuration server - maintain system configuration information and present it to the rest of the system components.</text:p>
            </text:list-item>
            <text:list-item>
              <text:p text:style-name="P28">Volume clerk - maintain volume part of the enstore database.</text:p>
            </text:list-item>
            <text:list-item>
              <text:p text:style-name="P28">File clerk - maintain file part of the enstore database.</text:p>
            </text:list-item>
            <text:list-item>
              <text:p text:style-name="P28">Info Server - provides read only functionality of File and Volume Clerks</text:p>
            </text:list-item>
            <text:list-item>
              <text:p text:style-name="P28">Multiple, distributed library managers - provide queuing, optimization and distribution of user requests to assigned movers.</text:p>
            </text:list-item>
            <text:list-item>
              <text:p text:style-name="P28">Multiple, distributed movers - transfer data between user computers and storage devices (tape drive, disk).</text:p>
            </text:list-item>
            <text:list-item>
              <text:p text:style-name="P28">Media changers - mount/dismount requested media in the tape devices.</text:p>
            </text:list-item>
            <text:list-item>
              <text:p text:style-name="P28">Log server - log messages from the Enstore components.</text:p>
            </text:list-item>
            <text:list-item>
              <text:p text:style-name="P28">Alarm Server - generate alarms upon requests from Enstore components.</text:p>
            </text:list-item>
            <text:list-item>
              <text:p text:style-name="P28">Accounting Server - provides accounting of data transfers. Uses accounting database to store accounting information.</text:p>
            </text:list-item>
            <text:list-item>
              <text:p text:style-name="P28">Drivestat server - records tape drives usage statistics into drivestat database.</text:p>
            </text:list-item>
            <text:list-item>
              <text:p text:style-name="P28"><text:s/>Event relay - relays events between enstore components.</text:p>
            </text:list-item>
            <text:list-item>
              <text:p text:style-name="P28">Inquisitor – monitors enstore work and presents information (in particular on web pages)</text:p>
            </text:list-item>
            <text:list-item>
              <text:p text:style-name="P28">Ratekeeper – collects information about data transfer rates</text:p>
            </text:list-item>
          </text:list>
        </text:list-item>
      </text:list>
      <text:p text:style-name="Text_20_body"/>
      <text:list xml:id="list1976056458" text:style-name="L2">
        <text:list-item>
          <text:p text:style-name="P29">namespace - implemented by the PNFS package from DESY.</text:p>
        </text:list-item>
      </text:list>
      <text:list xml:id="list1735458572" text:style-name="L3">
        <text:list-item>
          <text:p text:style-name="P30">encp - a program used to copy files to and from tape libraries.</text:p>
        </text:list-item>
      </text:list>
      <text:list xml:id="list525025076" text:style-name="L4">
        <text:list-item>
          <text:p text:style-name="P31">monitoring system (includes the Inquisitor)</text:p>
        </text:list-item>
      </text:list>
      <text:list xml:id="list262298284" text:style-name="L5">
        <text:list-item>
          <text:p text:style-name="P32">administration tools</text:p>
        </text:list-item>
      </text:list>
      <text:p text:style-name="Text_20_body"><text:soft-page-break/></text:p>
      <text:p text:style-name="P16">The description of the system and other related information can be found <text:a xlink:type="simple" xlink:href="http://www-ccf.fnal.gov/enstore/documentation.html" office:target-frame-name="_self" xlink:show="replace">here</text:a> or in the doc subdirecrtory of enstore product. If you are new to enstore please read <text:a xlink:type="simple" xlink:href="http://computing.fnal.gov/docs/products/enstore/" office:target-frame-name="_self" xlink:show="replace">this document</text:a> to start with.</text:p>
      <text:p text:style-name="P16"/>
      <text:list xml:id="list2153696985" text:continue-list="list1124646728" text:style-name="L6">
        <text:list-item>
          <text:h text:style-name="P26" text:outline-level="1"><text:bookmark text:name="__RefHeading__6018_1712107080"/>Licensing<text:bookmark-end text:name="__RefHeading__6018_1712107080"/></text:h>
        </text:list-item>
      </text:list>
      <text:p text:style-name="Text_20_body">Enstore (BSD like):</text:p>
      <text:p text:style-name="Text_20_body">Copyright (c) 1999-2011, FERMI NATIONAL ACCELERATOR LABORATORY</text:p>
      <text:p text:style-name="Text_20_body">All rights reserved.</text:p>
      <text:p text:style-name="Text_20_body">Redistribution and use in source and binary forms, with or without modification, are permitted provided that the following conditions are met:</text:p>
      <text:list xml:id="list816265658" text:style-name="L7">
        <text:list-item>
          <text:p text:style-name="P33">Redistributions of source code must retain the above copyright notice, this list of conditions and the following disclaimer.</text:p>
        </text:list-item>
        <text:list-item>
          <text:p text:style-name="P33">Redistributions in binary form must reproduce the above copyright notice, <text:s/>this list of conditions and the following disclaimer in the documentation and/or other materials provided with the distribution.</text:p>
        </text:list-item>
        <text:list-item>
          <text:p text:style-name="P33">Neither the name of the FERMI NATIONAL ACCELERATOR LABORATORY, nor the names of its contributors may be used to endorse or promote products derived from this software without specific prior written permission.</text:p>
        </text:list-item>
      </text:list>
      <text:p text:style-name="Text_20_body">THIS SOFTWARE IS PROVIDED BY THE COPYRIGHT HOLDERS AND CONTRIBUTORS "AS IS" AND ANY EXPRESS OR IMPLIED WARRANTIES, INCLUDING, BUT NOT LIMITED TO, <text:s/>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text:s/>STRICT LIABILITY, OR TORT (INCLUDING NEGLIGENCE OR OTHERWISE) ARISING IN ANY WAY OUT OF THE USE OF THIS SOFTWARE, EVEN IF ADVISED OF THE POSSIBILITY OF SUCH DAMAGE. </text:p>
      <text:p text:style-name="Text_20_body">PNFS:</text:p>
      <text:p text:style-name="Text_20_body">Enstore uses a PNFS virtual file system package that implements the Enstore namespace. It was written at DESY. The licensing information and code can be obtained at the <text:a xlink:type="simple" xlink:href="http://www.dcache.org/" office:target-frame-name="_self" xlink:show="replace">dcache site</text:a>. Installation instructions can be found here: <text:a xlink:type="simple" xlink:href="http://www-pnfs.desy.de/gettingStarted.html" office:target-frame-name="_self" xlink:show="replace">http://www-pnfs.desy.de/gettingStarted.html</text:a></text:p>
      <text:p text:style-name="P16">PNFS must be installed only on the node that will run pnfs server. PNFS mount point(s) must be exported <text:soft-page-break/>to any node transferring data to or from enstore. Some instructions can be found here: <text:a xlink:type="simple" xlink:href="http://ensrv1.fnal.gov/ISA/pnfs.html" office:target-frame-name="_self" xlink:show="replace">http://www-isd.fnal.gov/ISA/pnfs.html</text:a></text:p>
      <text:list xml:id="list1370007946" text:continue-list="list2153696985" text:style-name="L6">
        <text:list-item>
          <text:h text:style-name="P27" text:outline-level="1"><text:bookmark text:name="__RefHeading__6020_1712107080"/>Hardware requirements<text:bookmark-end text:name="__RefHeading__6020_1712107080"/></text:h>
          <text:list>
            <text:list-item>
              <text:h text:style-name="P27" text:outline-level="1"><text:bookmark text:name="__RefHeading__6022_1712107080"/>Hosts<text:bookmark-end text:name="__RefHeading__6022_1712107080"/></text:h>
            </text:list-item>
          </text:list>
        </text:list-item>
      </text:list>
      <text:p text:style-name="Text_20_body">There are no strict requirements for hosts. The general requirements are:</text:p>
      <text:list xml:id="list1606798840" text:style-name="L8">
        <text:list-item>
          <text:p text:style-name="P42">dual CPU Intel processor (3.0GHZ or better),</text:p>
        </text:list-item>
        <text:list-item>
          <text:p text:style-name="P42">1GB (or more, better 2GB) of RAM</text:p>
        </text:list-item>
        <text:list-item>
          <text:p text:style-name="P42">120MB (or more) system disk</text:p>
        </text:list-item>
        <text:list-item>
          <text:p text:style-name="P42">1Gb (or more) network adapter for data transfer</text:p>
        </text:list-item>
        <text:list-item>
          <text:p text:style-name="P34">100 Mb network adapter - not necessary but it comes with the system anyway and can be used for private LAN connection with robotic library controller</text:p>
        </text:list-item>
        <text:list-item>
          <text:p text:style-name="P48">Tape drive adapter (whichever is appropriate (SCSI, Fiber Channel) for <text:span text:style-name="T1">mover</text:span> node</text:p>
        </text:list-item>
      </text:list>
      <text:list xml:id="list1441137095" text:continue-list="list1370007946" text:style-name="L6">
        <text:list-item>
          <text:list>
            <text:list-item>
              <text:h text:style-name="P27" text:outline-level="1"><text:bookmark text:name="__RefHeading__6024_1712107080"/>Additional storage<text:bookmark-end text:name="__RefHeading__6024_1712107080"/></text:h>
            </text:list-item>
            <text:list-item>
              <text:h text:style-name="P27" text:outline-level="1"><text:bookmark text:name="__RefHeading__6026_1712107080"/>Network switch<text:bookmark-end text:name="__RefHeading__6026_1712107080"/></text:h>
            </text:list-item>
          </text:list>
        </text:list-item>
      </text:list>
      <text:p text:style-name="P16">No strict requirements</text:p>
      <text:list xml:id="list1017858746" text:continue-numbering="true" text:style-name="L6">
        <text:list-item>
          <text:h text:style-name="P27" text:outline-level="1"><text:bookmark text:name="__RefHeading__6028_1712107080"/>System configuration<text:bookmark-end text:name="__RefHeading__6028_1712107080"/></text:h>
        </text:list-item>
      </text:list>
      <text:p text:style-name="Standard">We recommend to have the following configuration:<text:line-break/>For the small system (one robotic library with one or 2 tape drives and few thousands tapes).<text:line-break/><text:span text:style-name="T1">Minimal configuration:</text:span></text:p>
      <text:list xml:id="list399605947" text:style-name="L9">
        <text:list-item>
          <text:p text:style-name="P43">host1:  pnfs server, apache web server, configuration_server, log_server, alarm_server, inquisitor, event_relay, ratekeeper, postgresQL DB server, file_clerk, volume_clerk, info_server, accounting_server, drivestat_server</text:p>
        </text:list-item>
        <text:list-item>
          <text:p text:style-name="P35">host2: media_changer(s), library_manager(s), mover</text:p>
        </text:list-item>
      </text:list>
      <text:p text:style-name="Text_20_body"><text:line-break/>*** Note that this configuration may have problems as the number of accesses and their rates increase. It is always better to run one mover on a separate host</text:p>
      <text:p text:style-name="Text_20_body">*** Note! For enstore demo only one host is required.<text:line-break/><text:line-break/><text:soft-page-break/><text:span text:style-name="T1">Recommended configuration:</text:span></text:p>
      <text:list xml:id="list669075724" text:style-name="L10">
        <text:list-item>
          <text:p text:style-name="P44">host1 : pnfs server</text:p>
        </text:list-item>
        <text:list-item>
          <text:p text:style-name="P44">host2 (head node): apache web server, configuration_server, log_server, alarm_server, inquisitor, event_relay, ratekeeper</text:p>
        </text:list-item>
        <text:list-item>
          <text:p text:style-name="P44">host3: media_changer(s), library_manager(s)</text:p>
        </text:list-item>
        <text:list-item>
          <text:p text:style-name="P44">host4: postgresQL DB server, file_clerk, volume_clerk, info_server, accounting_server, drivestat_server</text:p>
        </text:list-item>
        <text:list-item>
          <text:p text:style-name="P44">host5: backups, plots, migration work, etc. This can be done on one of existing hosts but may interfere with operations.</text:p>
        </text:list-item>
        <text:list-item>
          <text:p text:style-name="P49">one host per mover.</text:p>
        </text:list-item>
      </text:list>
      <text:p text:style-name="P16">Additional requirements:</text:p>
      <text:p text:style-name="P16">Disable firewalls. Enstore is internal to the site product and is supposed to be protected by the firewall at the organization network level.<text:note text:id="ftn1" text:note-class="footnote"><text:note-citation>1</text:note-citation><text:note-body><text:p text:style-name="Footnote">Firewall still can be set, but with very “liberal” rules. Ask for details.</text:p></text:note-body></text:note></text:p>
      <text:p text:style-name="P16"/>
      <text:list xml:id="list2163210743" text:continue-list="list1017858746" text:style-name="L6">
        <text:list-item>
          <text:h text:style-name="P27" text:outline-level="1"><text:bookmark text:name="__RefHeading__6030_1712107080"/>Enstore installation procedure.<text:bookmark-end text:name="__RefHeading__6030_1712107080"/></text:h>
        </text:list-item>
      </text:list>
      <text:p text:style-name="P16">Enstore is written in python and currently requires a slightly modified python language interpreter. Enstore uses a Fermi Tape Tool (FTT) library and set of tools providing access to different types of tape drives. It is included into enstore rpm for the revisions later than 2.0.0-0. These installation procedures describe installation on Linux OS. For installation on other systems please contact enstore developers.<text:line-break/><text:line-break/>Enstore is a distributed system which components can run on hundreds of nodes. It has a special tools for the product installation, distribution, and synchronization. Before starting the installation please define at least the minimal configuration of the nodes on which the system will run. If you do not want to this just follow instructions for Fast automatic installation.<text:line-break/>The installation and configuration of enstore can be done in many different ways. Here we offer one of them. You are welcome to develop your own procedures. We will appreciate if you share with us you experience. Please send your suggestions and feedback to <text:a xlink:type="simple" xlink:href="https://plone4.fnal.gov/P0/Enstore_and_Dcache/Members/moibenko/enstore-admin@fnal.gov" office:target-frame-name="_self" xlink:show="replace">enstore mailing list</text:a>.<text:line-break/>Described here installation procedure is based on the assumption that the installation starts on the node where <text:span text:style-name="T1">enstore configuration server</text:span> will run – enstore head node.</text:p>
      <text:list xml:id="list251450371" text:continue-numbering="true" text:style-name="L6">
        <text:list-item>
          <text:list>
            <text:list-item>
              <text:h text:style-name="P56" text:outline-level="1"><text:bookmark text:name="__RefHeading__6032_1712107080"/>Remote access<text:bookmark-end text:name="__RefHeading__6032_1712107080"/></text:h>
            </text:list-item>
          </text:list>
        </text:list-item>
      </text:list>
      <text:p text:style-name="Text_20_body">Before installing enstore you need to set up all its nodes for remote access. This step is not needed for enstore demo.<text:line-break/>remote access and product distribution is provided by the following scripts in $ENSTORE_DIR/sbin <text:soft-page-break/>coming with enstore rpm:</text:p>
      <text:list xml:id="list1301018485" text:style-name="L11">
        <text:list-item>
          <text:p text:style-name="P45">enrsh - analog of rsh</text:p>
        </text:list-item>
        <text:list-item>
          <text:p text:style-name="P45">enrcp - analog of rcp</text:p>
        </text:list-item>
        <text:list-item>
          <text:p text:style-name="P36">enrsync - analog of rsync</text:p>
        </text:list-item>
      </text:list>
      <text:p text:style-name="P1"><text:line-break/>2 options are currently provided for secured access: kerberized rsh and rcp, and ssh.<text:line-break/>For using either of them you need to setup kerberized or (and) ssh access to all enstore nodes for 'enstore' and 'root' accounts.<text:line-break/><text:line-break/>The mentioned scripts first check for the presence of the directory containing kerberized utilities. If it is found they assume that krb5 utilities will be used. If $ENSSH or $ENSCP are defined the ssh and scp will be used. As the last resort they try to use non kerberized rsh, rcp, and rsync. </text:p>
      <text:p text:style-name="P2"/>
      <text:list xml:id="list1616915937" text:continue-list="list251450371" text:style-name="L6">
        <text:list-item>
          <text:list>
            <text:list-item>
              <text:h text:style-name="P57" text:outline-level="1"><text:bookmark text:name="__RefHeading__6034_1712107080"/>Rpm installation.<text:bookmark-end text:name="__RefHeading__6034_1712107080"/></text:h>
            </text:list-item>
          </text:list>
        </text:list-item>
      </text:list>
      <text:p text:style-name="P16">The enstore rpm and additional rpms are located here <text:a xlink:type="simple" xlink:href="ftp://ssasrv1.fnal.gov/en/">ftp://ssasrv1.fnal.gov/en/</text:a>. Currently there are rpms for SL4 and SL5. They are located in lts44 and slf5x sub directories correspondingly.<text:line-break/>For other OS versions please check enstore download page or contact enstore mailing list.<text:line-break/>Installation of enstore always begins on enstore head node - the node where configuration server will be running.<text:line-break/>You can try automatic or manual installation. Automatic installation may not always go through all steps as there may be unpredictable differences in particular OS configurations and preinstalled packages. We recommend to follow steps in the automatic installation script for the manual installation and fix problems as they may appear. The installation script can be found here: <text:a xlink:type="simple" xlink:href="ftp://ssasrv1.fnal.gov/en/slf5x/noarch/install_enstore_rpm.sh">install_enstore_rpm.sh</text:a> <text:line-break/>Copy it into your working directory for automatic installation or for the reference.<text:line-break/>You need to work from "root" account.</text:p>
      <text:list xml:id="list1383481489" text:continue-numbering="true" text:style-name="L6">
        <text:list-item>
          <text:list>
            <text:list-item>
              <text:h text:style-name="P57" text:outline-level="1"><text:bookmark text:name="__RefHeading__6036_1712107080"/>Fast automatic installation.<text:bookmark-end text:name="__RefHeading__6036_1712107080"/></text:h>
            </text:list-item>
          </text:list>
        </text:list-item>
      </text:list>
      <text:p text:style-name="Text_20_body">Installs enstore and a required products on a single node, starts enstore, entv, and completes few demo transfers. You need to install this on system supporting X-windows, Check that X-windows applications can run from root account on your terminal. Copy script <text:s/><text:a xlink:type="simple" xlink:href="ftp://ssasrv1.fnal.gov/en/slf5x/noarch/install_enstore_demo.sh">install_enstore_demo.sh</text:a> from repository to your work directory, set execute permissions, and run it as user “root”. If this script runs successfully it will create complete enstore instance on a single node according to configuration, described in in /opt/enstore/etc/ minimal_enstore.conf. Then entv will start to show data transfers and few transfers will be done automatically. The demo installation can not be considered as production enstore configuration. Different sites use different repositories and ways of software distribution. <text:s/>To make install_enstore_demo.sh succeed you may want to consider installing the following rpms: tk, tcl, httpd, ncompress. We also recommend to copy all rpms from corresponding (depending on OS version and <text:soft-page-break/>processor architecture) enstore rpm repository to your local installation directory – install_dir. Create install_dir and 2 sub directories:</text:p>
      <text:p text:style-name="Text_20_body"><text:s/>&lt;install_dir&gt;/&lt;arch&gt; - where arch is i386 or x_86_64 depending on the architecture of your machine. </text:p>
      <text:p text:style-name="Text_20_body">&lt;install_dir&gt;/noarch </text:p>
      <text:p text:style-name="Text_20_body">Copy files from </text:p>
      <text:p text:style-name="P16"><text:span text:style-name="T4">ftp://ssasrv1.fnal.gov/en/&lt;OS_TYPE&gt;/&lt;arch&gt; to &lt;install_dir&gt;/&lt;arch&gt;</text:span></text:p>
      <text:p text:style-name="P16"><text:span text:style-name="T4">ftp://ssasrv1.fnal.gov/en/&lt;OS_TYPE&gt;/&lt;arch&gt; to &lt;install_dir&gt;/noarch</text:span></text:p>
      <text:p text:style-name="P16"><text:span text:style-name="T4">where OS_TYPE is currently lts44 or slf5x</text:span></text:p>
      <text:p text:style-name="P16"><text:span text:style-name="T4">Run the following command</text:span></text:p>
      <text:p text:style-name="Text_20_body"><text:span text:style-name="T2"># <text:s/>/root/install_enstore_demo.sh <text:s/>install_dir</text:span></text:p>
      <text:list xml:id="list1289552085" text:continue-numbering="true" text:style-name="L6">
        <text:list-item>
          <text:list>
            <text:list-item>
              <text:h text:style-name="P57" text:outline-level="1"><text:bookmark text:name="__RefHeading__6038_1712107080"/>Automatic installation. <text:bookmark-end text:name="__RefHeading__6038_1712107080"/></text:h>
            </text:list-item>
          </text:list>
        </text:list-item>
      </text:list>
      <text:p text:style-name="Text_20_body">This installation uses <text:a xlink:type="simple" xlink:href="ftp://ssasrv1.fnal.gov/en/slf5x/noarch/install_enstore_rpm.sh">install_enstore_rpm.sh</text:a> <text:s/>script and installs enstore rpm and required products.</text:p>
      <text:p text:style-name="Text_20_body">Begin installation on the node dedicated to run as enstore head node first. The installation script has following arguments and options:</text:p>
      <text:p text:style-name="Text_20_body">./install_enstore_rpm.sh [-c config_server] [-hqx] [force] [server] [fnal] [url]</text:p>
      <text:p text:style-name="Text_20_body">-c <text:s/>config_server – specify configuration server to complete installation on satellite nodes</text:p>
      <text:p text:style-name="Text_20_body">-h – print help</text:p>
      <text:p text:style-name="Text_20_body">-q – quiet mode</text:p>
      <text:p text:style-name="Text_20_body">-x – verbose output</text:p>
      <text:p text:style-name="Text_20_body">force – force re-installation of already installed products</text:p>
      <text:p text:style-name="Text_20_body">server – install server. Without this parameter it will install mover, which is a subset of server.</text:p>
      <text:p text:style-name="Text_20_body">Fnal – fnal specific installation</text:p>
      <text:p text:style-name="Text_20_body">url – ftp path to repository</text:p>
      <text:p text:style-name="Text_20_body">All options and arguments are redundant.</text:p>
      <text:p text:style-name="Text_20_body">To make install_enstore_rpm.sh succeed you may want to consider installing the following rpms: tk, tcl, httpd, ncompress. We also recommend to copy all rpms from corresponding (depending on OS version and processor architecture) enstore rpm repository to your local installation directory – install_dir and run <text:s/>install_enstore_rpm.sh as:</text:p>
      <text:p text:style-name="Text_20_body"><text:s/>On enstore head node copy <text:a xlink:type="simple" xlink:href="ftp://ssasrv1.fnal.gov/en/slf5x/noarch/install_enstore_rpm.sh">install_enstore_rpm.sh </text:a><text:s/>into your work directory and run it as (here and later bold – keyboard entries, italic - comments):</text:p>
      <text:p text:style-name="P14"># ./install_enstore_rpm.sh server <text:s/>install_dir</text:p>
      <text:p text:style-name="P15"><text:soft-page-break/>On the rest of enstore nodes <text:s/>On enstore head node copy <text:a xlink:type="simple" xlink:href="ftp://ssasrv1.fnal.gov/en/slf5x/noarch/install_enstore_rpm.sh">install_enstore_rpm.sh </text:a><text:s/>into your work directory and run it for enstore server as:</text:p>
      <text:p text:style-name="P14"># ./install_enstore_rpm.sh -c &lt;head_node&gt; server <text:s/>install_dir </text:p>
      <text:p text:style-name="P14"><text:span text:style-name="T4">and</text:span> <text:span text:style-name="T4">for enstore mover as:</text:span></text:p>
      <text:p text:style-name="P18"># ./install_enstore_rpm.sh -c &lt;head_node&gt; install_dir </text:p>
      <text:list xml:id="list1960382152" text:continue-numbering="true" text:style-name="L6">
        <text:list-item>
          <text:h text:style-name="P27" text:outline-level="1"><text:bookmark text:name="__RefHeading__6040_1712107080"/>Configuring enstore.<text:bookmark-end text:name="__RefHeading__6040_1712107080"/></text:h>
          <text:list>
            <text:list-item>
              <text:h text:style-name="P58" text:outline-level="1"><text:bookmark text:name="__RefHeading__6042_1712107080"/>Enstore configuration file.<text:bookmark-end text:name="__RefHeading__6042_1712107080"/></text:h>
            </text:list-item>
          </text:list>
        </text:list-item>
      </text:list>
      <text:p text:style-name="Text_20_body">Enstore system configuration is described in the enstore configuration file that is downloaded by enstore configuration server. All servers<text:line-break/>that need configuration information get it from configuration server. The configuration file is defined by $ENSTORE_CONFIG_FILE in $ENSTORE_HOME/config/setup-enstore file and is downloaded from $ENSTORE_CONFIG_HOST. We recommend to source setup-enstore before proceeding with creation of the configuration file (<text:span text:style-name="T1">reminder: do this on enstore configuration node</text:span>). </text:p>
      <text:p text:style-name="P3">source /usr/local/etc/setups.sh</text:p>
      <text:p text:style-name="P1">Enstore configuration file is a python script. It can be created and modify it using /opt/enstore/etc/enstore_configuration_template. It is recommended to put enstore configuration file into $ENSTORE_HOME/site_specific/config directory. Description of configuration file keys can be found in <text:a xlink:type="simple" xlink:href="https://plone4.fnal.gov/P0/Enstore_and_Dcache/Members/moibenko/enstore/config_params.html/download" office:target-frame-name="_self" xlink:show="replace">/opt/enstore/doc/config_params.html.</text:a></text:p>
      <text:p text:style-name="P17">You can also use one of the real enstore configuration files, for instance $ENSTORE_DIR/etc/stk.conf<text:line-break/>If you installed enstore using install_enstore_demo.sh your enstore configuration file is $ENSTORE_HOME/site_specific/config/enstore_system.conf on enstore head node. You can modify this file to create a production enstore instance, move servers to different hosts, add or remove movers change existing server settings and so on. </text:p>
      <text:list xml:id="list923747095" text:continue-numbering="true" text:style-name="L6">
        <text:list-item>
          <text:list>
            <text:list-item>
              <text:h text:style-name="P58" text:outline-level="1"><text:bookmark text:name="__RefHeading__6044_1712107080"/>Farmlets.<text:bookmark-end text:name="__RefHeading__6044_1712107080"/></text:h>
            </text:list-item>
          </text:list>
        </text:list-item>
      </text:list>
      <text:p text:style-name="P16">Farmlets are the files containing node names for distributed operations on enstore nodes. These files are used by rgang command (multinode analog of rsh). You need to create initial farmlets and <text:span text:style-name="T1">then add and modify them when adding or removing an enstore node</text:span>.<text:line-break/>Initially farmlets can be created by /opt/enstore/external_distr/make_farmlets.sh script or manually. You have to create enstore configuration file before running make_farmlets.sh. Below is the example of farmlets directory on one of the enstore production system. <text:line-break/>cdfen                cdfen-all            cdfen-alla            cdfen-lto3          cdfenmvr<text:line-break/>cdfenmvr101a  cdfenmvr102a   cdfenmvr104a     cdfenmvr105a    cdfenmvr110a<text:line-break/><text:soft-page-break/>cdfenmvr11a    cdfenmvr12a     cdfenmvr13a       cdfenmvr14a      cdfenmvr15a<text:line-break/>cdfenmvr16a    cdfenmvr17a     cdfenmvr18a       cdfenmvr19a      cdfenmvr1a<text:line-break/>cdfenmvr20a    cdfenmvr21a     cdfenmvr22a       cdfenmvr23a      cdfenmvr24a<text:line-break/>cdfenmvr25a    cdfenmvr26a     cdfenmvr27a       cdfenmvr28a      cdfenmvr29a<text:line-break/>cdfenmvr2a      cdfenmvr3a       cdfenmvr-a<text:line-break/>cdfensrv           cdfensrv0          cdfensrv1            cdfensrv2           cdfensrv3<text:line-break/>cdfensrv4         cdfensrv5          cdfensrv6<text:line-break/>enstore            enstore-down    <text:line-break/><text:line-break/>Here you can see a separate file for each host containing a host name.<text:line-break/>There also are additional files grouping all movers (cdfenmvr) and all servers (cdfensrv). These files are not required, but very useful.<text:line-break/>The mandatory files are <text:span text:style-name="T1">enstore</text:span> and <text:span text:style-name="T1">enstore-down,</text:span> that are used for starting enstore components on all enstore hosts and stopping them correspondingly. The content of the files reflect the order of nodes to which commands are sent. In "enstore" first node must be the one that runs enstore configuration server, then the rest of the server nodes and movers. "enstore-down" contains the list of enstore nodes in the order reverse to the order in "enstore".<text:line-break/>In the current installation farmlets must be in in /usr/local/farmlets directory on each enstore node.</text:p>
      <text:list xml:id="list1514138877" text:continue-numbering="true" text:style-name="L6">
        <text:list-item>
          <text:list>
            <text:list-item>
              <text:h text:style-name="P57" text:outline-level="1"><text:bookmark text:name="__RefHeading__6046_1712107080"/>Data bases<text:bookmark-end text:name="__RefHeading__6046_1712107080"/></text:h>
            </text:list-item>
          </text:list>
        </text:list-item>
      </text:list>
      <text:p text:style-name="Standard">Enstore has 3 databases: file/volume, accounting, and drivestat.</text:p>
      <text:list xml:id="list1693016365" text:style-name="L12">
        <text:list-item>
          <text:p text:style-name="P46">file/volume database contains information about all files written to enstore and all volumes (tapes) defined in enstore</text:p>
        </text:list-item>
        <text:list-item>
          <text:p text:style-name="P46">accounting database contains information about all successful and failed data transfers</text:p>
        </text:list-item>
        <text:list-item>
          <text:p text:style-name="P37">drivestat database contains information about tape drives configured in the system</text:p>
        </text:list-item>
      </text:list>
      <text:p text:style-name="P16">The database management system is PostgresQL. The version of posgresQL must be not lower than 8. The database server can be installed from rpm. The latest rpms can be found <text:a xlink:type="simple" xlink:href="http://www.postgresql.org/ftp/binary/v8.2.4/linux/rpms/redhat/rhel-es-4/" office:target-frame-name="_self" xlink:show="replace">here</text:a>.<text:line-break/>All these 3 databases can be served by separate DB servers or just by one. Install PosrgresQL on the server defined in the enstore configuration file. The script that configures and creates databases is oriented on a single DB server ($ENSTORE_DIR/external_distr/install_database.sh).<text:line-break/>This script requires corresponding entries in the enstore configuration file. If it detects some discrepancies it asks to correct them. After installation pg_hba.conf file may need modifications to allow access to databases from different hosts and accounts. This script can be used to make different DB configurations. You can also consult description of DB tables and script in the corresponding subdirectories in ($ENSTORE_DIR/databases).</text:p>
      <text:list xml:id="list1971728340" text:continue-list="list1514138877" text:style-name="L6">
        <text:list-item>
          <text:list>
            <text:list-item>
              <text:h text:style-name="P57" text:outline-level="1"><text:bookmark text:name="__RefHeading__6048_1712107080"/>PNFS<text:bookmark-end text:name="__RefHeading__6048_1712107080"/></text:h>
            </text:list-item>
          </text:list>
        </text:list-item>
      </text:list>
      <text:p text:style-name="P16">Before staring writing data into enstore you need to nfs mount pnfs, create subdirectories, and set pnfs <text:soft-page-break/>tags for enstore.<text:line-break/>Below is some information regarding pnfs taken from "<text:a xlink:type="simple" xlink:href="http://computing.fnal.gov/docs/products/enstore" office:target-frame-name="_self" xlink:show="replace">Enstore User Guide</text:a>" (Ch 4).</text:p>
      <text:list xml:id="list1228516007" text:continue-numbering="true" text:style-name="L6">
        <text:list-item>
          <text:list>
            <text:list-item>
              <text:list>
                <text:list-item>
                  <text:h text:style-name="P57" text:outline-level="1"><text:bookmark text:name="__RefHeading__6050_1712107080"/>PNFS Directory Limitations <text:bookmark-end text:name="__RefHeading__6050_1712107080"/></text:h>
                </text:list-item>
              </text:list>
            </text:list-item>
          </text:list>
        </text:list-item>
      </text:list>
      <text:p text:style-name="P16">It is recommended to keep the number of files in any given PNFS directory under 2000. This is recommended for any NFS-based file system. </text:p>
      <text:list xml:id="list459472662" text:continue-numbering="true" text:style-name="L6">
        <text:list-item>
          <text:list>
            <text:list-item>
              <text:h text:style-name="P57" text:outline-level="1"><text:bookmark text:name="__RefHeading__6052_1712107080"/>About PNFS Tags <text:bookmark-end text:name="__RefHeading__6052_1712107080"/></text:h>
            </text:list-item>
          </text:list>
        </text:list-item>
      </text:list>
      <text:p text:style-name="Text_20_body">Before files can be written to tape, Enstore needs to know where and how to write them. Pnfs uses tag files (usually just called tags) in the /pnfs namespace to specify this type of configuration information, and <text:span text:style-name="T1">encp</text:span> transfers this information to Enstore. Tags are associated with directories in the /pnfs namespace, not with any specific file, and thus apply to all files within a given directory (with the exception noted below). When a new directory in the /pnfs namespace is created, it inherits references to the tags of its parent directory. It is a feature of PNFS that a change to a parent directory will also affect its existing subdirectorys' tag references. Manually setting a directory's tags will destroy references to its parent directory's tags. This may be what you want to do, but be aware. </text:p>
      <text:p text:style-name="Text_20_body"><text:bookmark text:name="51375"/>A file gets the tag references of its directory as they exist when the file is written to Enstore, and these are what <text:span text:style-name="T1">encp</text:span> uses to access it. Subsequent changes to a directory's tag references do not affect pre-existing files, therefore it is possible to have files in a directory to which the current directory tags do not apply. </text:p>
      <text:p text:style-name="P16">Allowable characters within tags are: alphanumeric characters, underscore ( _ ), dash ( - ), and slash ( / ). </text:p>
      <text:list xml:id="list59403132" text:continue-numbering="true" text:style-name="L6">
        <text:list-item>
          <text:list>
            <text:list-item>
              <text:h text:style-name="P57" text:outline-level="1"><text:bookmark text:name="__RefHeading__6054_1712107080"/>Tag Listing<text:bookmark-end text:name="__RefHeading__6054_1712107080"/></text:h>
            </text:list-item>
          </text:list>
        </text:list-item>
      </text:list>
      <text:p text:style-name="Text_20_body">The tags include: </text:p>
      <text:p text:style-name="List_20_Heading">file_family</text:p>
      <text:p text:style-name="P4">This tag determines the file family associated with all files in this directory. See section <text:a xlink:type="simple" xlink:href="http://computing.fnal.gov/docs/products/enstore/datastorage.html#47192">2.2.1 </text:a><text:a xlink:type="simple" xlink:href="http://computing.fnal.gov/docs/products/enstore/datastorage.html#47192"><text:span text:style-name="Emphasis">File Family</text:span></text:a> for information on file families. </text:p>
      <text:p text:style-name="List_20_Heading">file_family_width</text:p>
      <text:p text:style-name="P4">This tag determines the file family width associated with all files in this directory. See section <text:a xlink:type="simple" xlink:href="http://computing.fnal.gov/docs/products/enstore/datastorage.html#49109">2.2.2 </text:a><text:a xlink:type="simple" xlink:href="http://computing.fnal.gov/docs/products/enstore/datastorage.html#49109"><text:span text:style-name="Emphasis">File Family Width</text:span></text:a> for information on file family width. </text:p>
      <text:p text:style-name="List_20_Heading">file_family_wrapper</text:p>
      <text:p text:style-name="P4">This tag determines the file family wrapper associated with all files in this directory. See section <text:a xlink:type="simple" xlink:href="http://computing.fnal.gov/docs/products/enstore/datastorage.html#49200">2.2.3 </text:a><text:a xlink:type="simple" xlink:href="http://computing.fnal.gov/docs/products/enstore/datastorage.html#49200"><text:span text:style-name="Emphasis">File Family Wrapper</text:span></text:a> for information on file family wrappers. The default is cpio_odc. </text:p>
      <text:p text:style-name="List_20_Heading">library</text:p>
      <text:p text:style-name="P4"><text:soft-page-break/>This tag determines the virtual library (and thus the library manager) associated with all files in this directory. See section <text:a xlink:type="simple" xlink:href="http://computing.fnal.gov/docs/products/enstore/servers.html#53125">8.3 </text:a><text:a xlink:type="simple" xlink:href="http://computing.fnal.gov/docs/products/enstore/servers.html#53125"><text:span text:style-name="Emphasis">Library Manager</text:span></text:a> for information about the library. </text:p>
      <text:p text:style-name="List_20_Heading">storage_group</text:p>
      <text:p text:style-name="P8">This tag determines the storage group associated with all files in this directory, and shows up as your experiment's top level directory under /pnfs. Typically, one storage group is associated with an entire experiment. A storage group is assigned to each experiment by the Enstore administrators. Users never change this tag. </text:p>
      <text:p text:style-name="P16"/>
      <text:list xml:id="list791786762" text:continue-numbering="true" text:style-name="L6">
        <text:list-item>
          <text:list>
            <text:list-item>
              <text:h text:style-name="P57" text:outline-level="1"><text:bookmark text:name="__RefHeading__6056_1712107080"/>How to View Tags <text:bookmark-end text:name="__RefHeading__6056_1712107080"/></text:h>
            </text:list-item>
          </text:list>
        </text:list-item>
      </text:list>
      <text:p text:style-name="Text_20_body">Off-site users cannot mount pnfs, and therefore cannot see tags. On-site users: to see the values of the tags for a given directory, first setup <text:span text:style-name="T1">encp</text:span> (with qualifier, see section <text:a xlink:type="simple" xlink:href="http://computing.fnal.gov/docs/products/enstore/usingencp.html#57960">6.1 </text:a><text:a xlink:type="simple" xlink:href="http://computing.fnal.gov/docs/products/enstore/usingencp.html#57960"><text:span text:style-name="Emphasis">Setup encp</text:span></text:a>) then cd to the /pnfs subdirectory of interest (or enter the directory as an argument to --tags) and enter the command: </text:p>
      <text:p text:style-name="Preformatted_20_Text">% enstore pnfs --tags</text:p>
      <text:p text:style-name="P3"><text:bookmark text:name="49997"/><text:s/></text:p>
      <text:p text:style-name="Preformatted_20_Text">.(tag)(file_family) = dcache</text:p>
      <text:p text:style-name="Preformatted_20_Text"><text:bookmark text:name="48972"/><text:s/></text:p>
      <text:p text:style-name="Preformatted_20_Text">.(tag)(file_family_width) = 1</text:p>
      <text:p text:style-name="Preformatted_20_Text"><text:bookmark text:name="48973"/><text:s/></text:p>
      <text:p text:style-name="Preformatted_20_Text">.(tag)(file_family_wrapper) = cpio_odc</text:p>
      <text:p text:style-name="Preformatted_20_Text"><text:bookmark text:name="48974"/><text:s/></text:p>
      <text:p text:style-name="Preformatted_20_Text">.(tag)(library) = eagle</text:p>
      <text:p text:style-name="Preformatted_20_Text"><text:bookmark text:name="48975"/><text:s/></text:p>
      <text:p text:style-name="Preformatted_20_Text">.(tag)(storage_group) = test</text:p>
      <text:p text:style-name="Preformatted_20_Text"><text:bookmark text:name="48976"/><text:s/></text:p>
      <text:p text:style-name="Preformatted_20_Text">-rw-rw-r-- <text:s text:c="2"/>11 xyz <text:s text:c="4"/>sys <text:s text:c="11"/>6 Jul 26 10:22 .(tag)(file_family)</text:p>
      <text:p text:style-name="Preformatted_20_Text"><text:bookmark text:name="48977"/><text:s/></text:p>
      <text:p text:style-name="Preformatted_20_Text">-rw-rw-r-- <text:s text:c="2"/>11 xyz <text:s text:c="4"/>sys <text:s text:c="11"/>1 May <text:s/>5 <text:s/>2000 .(tag)(file_family_width)</text:p>
      <text:p text:style-name="Preformatted_20_Text"><text:bookmark text:name="48978"/><text:s/></text:p>
      <text:p text:style-name="Preformatted_20_Text">-rw-rw-r-- <text:s text:c="2"/>11 xyz <text:s text:c="4"/>sys <text:s text:c="11"/>8 May <text:s/>5 <text:s/>2000 .(tag)(file_family_wrapper)</text:p>
      <text:p text:style-name="Preformatted_20_Text"><text:bookmark text:name="48979"/><text:s/></text:p>
      <text:p text:style-name="Preformatted_20_Text">-rw-rw-r-- <text:s text:c="2"/>11 xyz <text:s text:c="4"/>sys <text:s text:c="11"/>5 May <text:s/>5 <text:s/>2000 .(tag)(library)</text:p>
      <text:p text:style-name="Preformatted_20_Text"><text:bookmark text:name="48980"/><text:s/></text:p>
      <text:p text:style-name="Preformatted_20_Text">-rw-r--r-- <text:s text:c="2"/>11 xyz <text:s text:c="4"/>sys <text:s text:c="11"/>4 Jul 26 10:20 .(tag)(storage_group)</text:p>
      <text:p text:style-name="P3"><text:bookmark text:name="48902"/><text:s/></text:p>
      <text:p text:style-name="P16">The output first lists the tags and their values, then the tags again in long format to show the owners and protection modes.</text:p>
      <text:p text:style-name="P16"/>
      <text:list xml:id="list1027276225" text:continue-numbering="true" text:style-name="L6">
        <text:list-item>
          <text:list>
            <text:list-item>
              <text:h text:style-name="P57" text:outline-level="1"><text:bookmark text:name="__RefHeading__6058_1712107080"/><text:soft-page-break/>Setting tags <text:bookmark-end text:name="__RefHeading__6058_1712107080"/></text:h>
            </text:list-item>
          </text:list>
        </text:list-item>
      </text:list>
      <text:p text:style-name="Text_20_body">Setting tags </text:p>
      <text:p text:style-name="Text_20_body">We recommend root 644 permissions for  library and storage_group tags. Permissions for other tags can be 666 to allow everyone to</text:p>
      <text:p text:style-name="Text_20_body">change file_family, file_family_width, or file_family_wrapper</text:p>
      <text:p text:style-name="Text_20_body">root owned tags can be changed only on the machine where pnfs server runs.</text:p>
      <text:p text:style-name="Text_20_body">The pnfs help command describes what options can be used to get pnfs information or set certain values:</text:p>
      <text:p text:style-name="Preformatted_20_Text">###</text:p>
      <text:p text:style-name="Preformatted_20_Text">[enstore@d0ensrv2n ~]$ enstore pnfs --help</text:p>
      <text:p text:style-name="Preformatted_20_Text">Usage:</text:p>
      <text:p text:style-name="Preformatted_20_Text"><text:s text:c="7"/>pnfs [OPTIONS]...</text:p>
      <text:p text:style-name="Preformatted_20_Text"><text:s text:c="7"/>--bfid &lt;FILENAME&gt; <text:s text:c="4"/>lists the bit file id for file</text:p>
      <text:p text:style-name="Preformatted_20_Text"><text:s text:c="7"/>--cat &lt;FILENAME&gt; [LAYER] <text:s/>see --layer</text:p>
      <text:p text:style-name="Preformatted_20_Text"><text:s text:c="7"/>--const &lt;FILENAME&gt;</text:p>
      <text:p text:style-name="Preformatted_20_Text"><text:s text:c="7"/>--counters &lt;FILENAME&gt;</text:p>
      <text:p text:style-name="Preformatted_20_Text"><text:s text:c="7"/>--countersN &lt;DBNUM&gt; <text:s text:c="2"/>(must have cwd in pnfs)</text:p>
      <text:p text:style-name="Preformatted_20_Text"><text:s text:c="7"/>--cp &lt;UNIXFILE&gt; &lt;FILENAME&gt; &lt;LAYER&gt; <text:s/>echos text to named layer of the</text:p>
      <text:p text:style-name="Preformatted_20_Text"><text:s text:c="29"/>file</text:p>
      <text:p text:style-name="Preformatted_20_Text"><text:s text:c="7"/>--cursor &lt;FILENAME&gt;</text:p>
      <text:p text:style-name="Preformatted_20_Text"><text:s text:c="7"/>--database &lt;FILENAME&gt;</text:p>
      <text:p text:style-name="Preformatted_20_Text"><text:s text:c="7"/>--databaseN &lt;DBNUM&gt; <text:s text:c="2"/>(must have cwd in pnfs)</text:p>
      <text:p text:style-name="Preformatted_20_Text"><text:s text:c="7"/>--down &lt;REASON&gt; <text:s text:c="6"/>creates enstore system-down wormhole to prevent</text:p>
      <text:p text:style-name="Preformatted_20_Text"><text:s text:c="29"/>transfers</text:p>
      <text:p text:style-name="Preformatted_20_Text"><text:s text:c="7"/>--dump <text:s text:c="15"/>dumps info</text:p>
      <text:p text:style-name="Preformatted_20_Text"><text:s text:c="7"/>--duplicate [FILENAME] [DUPLICATE_FILENAME] <text:s/>gets/sets duplicate file</text:p>
      <text:p text:style-name="Preformatted_20_Text"><text:s text:c="29"/>values</text:p>
      <text:p text:style-name="Preformatted_20_Text"><text:s text:c="7"/>--echo &lt;TEXT&gt; &lt;FILENAME&gt; &lt;LAYER&gt; <text:s/>sets text to named layer of the file</text:p>
      <text:p text:style-name="Preformatted_20_Text"><text:s text:c="7"/>--file-family [FILE_FAMILY] <text:s/>gets file family tag, default; sets file</text:p>
      <text:p text:style-name="Preformatted_20_Text"><text:s text:c="29"/>family tag, optional</text:p>
      <text:p text:style-name="Preformatted_20_Text"><text:s text:c="7"/>--file-family-width [FILE_FAMILY_WIDTH] <text:s/>gets file family width tag,</text:p>
      <text:p text:style-name="Preformatted_20_Text"><text:s text:c="29"/>default; sets file family width tag, optional</text:p>
      <text:p text:style-name="Preformatted_20_Text"><text:s text:c="7"/>--file-family-wrapper [FILE_FAMILY_WRAPPER] <text:s/>gets file family wrapper</text:p>
      <text:p text:style-name="Preformatted_20_Text"><text:s text:c="29"/>tag, default; sets file family wrapper tag,</text:p>
      <text:p text:style-name="Preformatted_20_Text"><text:s text:c="29"/>optional</text:p>
      <text:p text:style-name="Preformatted_20_Text"><text:s text:c="7"/>--filesize &lt;FILE&gt; <text:s text:c="4"/>print out real filesize</text:p>
      <text:p text:style-name="Preformatted_20_Text"><text:s text:c="3"/>-h, --help <text:s text:c="15"/>prints this messge</text:p>
      <text:p text:style-name="Preformatted_20_Text"><text:s text:c="7"/>--id &lt;FILENAME&gt; <text:s text:c="6"/>prints the pnfs id</text:p>
      <text:p text:style-name="Preformatted_20_Text"><text:s text:c="7"/>--info &lt;FILENAME&gt; <text:s text:c="4"/>see --xref</text:p>
      <text:p text:style-name="Preformatted_20_Text"><text:s text:c="7"/>--io &lt;FILENAME&gt; <text:s text:c="6"/>sets io mode (can't clear it easily)</text:p>
      <text:p text:style-name="Preformatted_20_Text"><text:s text:c="7"/>--layer &lt;FILENAME&gt; [LAYER] <text:s/>lists the layer of the file</text:p>
      <text:p text:style-name="Preformatted_20_Text"><text:s text:c="7"/>--library [LIBRARY] <text:s text:c="2"/>gets library tag, default; sets library tag,</text:p>
      <text:p text:style-name="Preformatted_20_Text"><text:s text:c="29"/>optional</text:p>
      <text:p text:style-name="Preformatted_20_Text"><text:s text:c="7"/>--ls &lt;FILENAME&gt; [LAYER] <text:s/>does an ls on the named layer in the file</text:p>
      <text:p text:style-name="Preformatted_20_Text"><text:s text:c="7"/>--mount-point &lt;FILENAME&gt; <text:s/>prints the mount point of the pnfs file or</text:p>
      <text:p text:style-name="Preformatted_20_Text"><text:s text:c="29"/>directory</text:p>
      <text:p text:style-name="Preformatted_20_Text"><text:s text:c="7"/>--nameof &lt;PNFS_ID&gt; <text:s text:c="3"/>prints the filename of the pnfs id (CWD must be</text:p>
      <text:p text:style-name="Preformatted_20_Text"><text:s text:c="29"/>under /pnfs)</text:p>
      <text:p text:style-name="Preformatted_20_Text"><text:s text:c="7"/>--parent &lt;PNFS_ID&gt; <text:s text:c="3"/>prints the pnfs id of the parent directory (CWD</text:p>
      <text:p text:style-name="Preformatted_20_Text"><text:s text:c="29"/>must be under /pnfs)</text:p>
      <text:p text:style-name="Preformatted_20_Text"><text:soft-page-break/><text:s text:c="7"/>--path &lt;PNFS_ID&gt; <text:s text:c="5"/>prints the file path of the pnfs id (CWD must be</text:p>
      <text:p text:style-name="Preformatted_20_Text"><text:s text:c="29"/>under /pnfs)</text:p>
      <text:p text:style-name="Preformatted_20_Text"><text:s text:c="7"/>--position &lt;FILENAME&gt;</text:p>
      <text:p text:style-name="Preformatted_20_Text"><text:s text:c="7"/>--rm &lt;FILENAME&gt; &lt;LAYER&gt; <text:s/>deletes (clears) named layer of the file</text:p>
      <text:p text:style-name="Preformatted_20_Text"><text:s text:c="7"/>--showid &lt;PNFS_ID&gt; <text:s text:c="3"/>prints the pnfs id information</text:p>
      <text:p text:style-name="Preformatted_20_Text"><text:s text:c="7"/>--size &lt;FILENAME&gt; &lt;FILESIZE&gt; <text:s/>sets the size of the file</text:p>
      <text:p text:style-name="Preformatted_20_Text"><text:s text:c="7"/>--storage-group [STORAGE_GROUP] <text:s/>gets storage group tag, default; sets</text:p>
      <text:p text:style-name="Preformatted_20_Text"><text:s text:c="29"/>storage group tag, optional</text:p>
      <text:p text:style-name="Preformatted_20_Text"><text:s text:c="7"/>--tag &lt;TAG&gt; [DIRECTORY] <text:s/>lists the tag of the directory</text:p>
      <text:p text:style-name="Preformatted_20_Text"><text:s text:c="7"/>--tagchmod &lt;PERMISSIONS&gt; &lt;TAG&gt; <text:s/>changes the permissions for the tag; use</text:p>
      <text:p text:style-name="Preformatted_20_Text"><text:s text:c="29"/>UNIX chmod style permissions</text:p>
      <text:p text:style-name="Preformatted_20_Text"><text:s text:c="7"/>--tagchown &lt;OWNER&gt; &lt;TAG&gt; <text:s/>changes the ownership for the tag; OWNER can</text:p>
      <text:p text:style-name="Preformatted_20_Text"><text:s text:c="29"/>be 'owner' or 'owner.group'</text:p>
      <text:p text:style-name="Preformatted_20_Text"><text:s text:c="7"/>--tagecho &lt;TEXT&gt; &lt;TAG&gt; <text:s/>echos text to named tag</text:p>
      <text:p text:style-name="Preformatted_20_Text"><text:s text:c="7"/>--tagrm &lt;TAG&gt; <text:s text:c="8"/>removes the tag (tricky, see DESY documentation)</text:p>
      <text:p text:style-name="Preformatted_20_Text"><text:s text:c="7"/>--tags [DIRECTORY] <text:s text:c="3"/>lists tag values and permissions</text:p>
      <text:p text:style-name="Preformatted_20_Text"><text:s text:c="7"/>--up <text:s text:c="17"/>removes enstore system-down wormhole</text:p>
      <text:p text:style-name="Preformatted_20_Text"><text:s text:c="7"/>--usage <text:s text:c="14"/>prints short help message</text:p>
      <text:p text:style-name="Preformatted_20_Text"><text:s text:c="7"/>--volume &lt;VOLUMENAME&gt; <text:s/>lists all the volmap-tape for the specified</text:p>
      <text:p text:style-name="Preformatted_20_Text"><text:s text:c="29"/>volume</text:p>
      <text:p text:style-name="P3"><text:s text:c="7"/>--xref &lt;FILENAME&gt; <text:s text:c="4"/>lists the cross reference data for file</text:p>
      <text:p text:style-name="Text_20_body"/>
      <text:p text:style-name="Text_20_body">Please notice that pnfs tags are inherited in child directories. The inheritance breaks it a tag is changed in the child directory.</text:p>
      <text:p text:style-name="P16"/>
      <text:list xml:id="list465553298" text:continue-numbering="true" text:style-name="L6">
        <text:list-item>
          <text:list>
            <text:list-item>
              <text:h text:style-name="P57" text:outline-level="1"><text:bookmark text:name="__RefHeading__6060_1712107080"/>PNFS Trash Bins.<text:bookmark-end text:name="__RefHeading__6060_1712107080"/></text:h>
            </text:list-item>
          </text:list>
        </text:list-item>
      </text:list>
      <text:p text:style-name="P16">Trash bins must be set for pnfs levels level 1 and 4. Smply make subdirectories 1 and 4 in a directory referred as directories "trash_bin" in /usr/etc/pnfsSetup configuration file. The information gets written into these directories when files get deleted from pnfs. Later a special cron job (delfile) goes through the files in these directories, cleans then and marks corresponding files on tapes as deleted (but does not actually delete them). When all files on tape are marked "deleted" the tape can be recycled using a special command. A great deal of precaution is taken about deleting files on tapes, so even if tape is deleted it gets renamed into ORIG_NAME.deleted, and can be recovered. If tape was recycled, but no new files have been written, it can still be recovered. </text:p>
      <text:list xml:id="list1546661769" text:continue-numbering="true" text:style-name="L6">
        <text:list-item>
          <text:h text:style-name="P27" text:outline-level="1"><text:bookmark text:name="__RefHeading__6062_1712107080"/>Installing web server and configuring web site.<text:bookmark-end text:name="__RefHeading__6062_1712107080"/></text:h>
        </text:list-item>
      </text:list>
      <text:p text:style-name="Standard">Enstore uses Apache web server. This server can be installed directly from <text:a xlink:type="simple" xlink:href="http://httpd.apache.org/" office:target-frame-name="_self" xlink:show="replace">http://httpd.apache.org/</text:a><text:line-break/>Installation instructions can also be found there. For configuration of enstore web site install the following rpm: <text:a xlink:type="simple" xlink:href="ftp://ssasrv1/en/slf5x/noarch/enstore_html-2.0-0.noarch.rpm" office:target-frame-name="_self" xlink:show="replace">enstore_html</text:a> . Before installing rpm you can configure areas where web site will be located. It is again done in $ENSTORE_CONFIG_FILE. Description of web server keys can be found in $ENSTORE_DIR/etc/config_params.html.</text:p>
      <text:p text:style-name="P16"><text:soft-page-break/>Note! All configuration and installation is done automatically in install_enstore_demo.sh</text:p>
      <text:list xml:id="list2157952577" text:continue-numbering="true" text:style-name="L6">
        <text:list-item>
          <text:h text:style-name="P27" text:outline-level="1"><text:bookmark text:name="__RefHeading__6064_1712107080"/>Starting enstore<text:bookmark-end text:name="__RefHeading__6064_1712107080"/></text:h>
        </text:list-item>
      </text:list>
      <text:p text:style-name="Text_20_body">After enstore is installed and configured it can be started in several ways.</text:p>
      <text:p text:style-name="Text_20_body">1. On boot of the individual host.</text:p>
      <text:p text:style-name="Text_20_body">All enstore components will start on the individual host on boot, but only if configuration server is running.</text:p>
      <text:p text:style-name="Text_20_body">2. By command on individual host.</text:p>
      <text:p text:style-name="Text_20_body">Needs to be done as user "enstore":</text:p>
      <text:p text:style-name="Preformatted_20_Text">[enstore@ens07 ~]$ id</text:p>
      <text:p text:style-name="Preformatted_20_Text">uid=6209(enstore) gid=6209(enstore) groups=6209(enstore)</text:p>
      <text:p text:style-name="Preformatted_20_Text"># check what enstore processes are running in this host</text:p>
      <text:p text:style-name="Preformatted_20_Text">[enstore@ens07 ~]$ EPS</text:p>
      <text:p text:style-name="Preformatted_20_Text"># start enstore servers configured to run on this host in $ENSTORE_CONFIG_FILE</text:p>
      <text:p text:style-name="Preformatted_20_Text">[enstore@ens07 ~]$ enstore start</text:p>
      <text:p text:style-name="Preformatted_20_Text">Checking null1.library_manager.</text:p>
      <text:p text:style-name="Preformatted_20_Text">Starting null1.library_manager: 193.146.197.219:7511</text:p>
      <text:p text:style-name="Preformatted_20_Text">Checking 9940B.library_manager.</text:p>
      <text:p text:style-name="Preformatted_20_Text">Starting 9940B.library_manager: 193.146.197.219:7522</text:p>
      <text:p text:style-name="Preformatted_20_Text">Checking null1.media_changer.</text:p>
      <text:p text:style-name="Preformatted_20_Text">Starting null1.media_changer: 193.146.197.219:7520</text:p>
      <text:p text:style-name="Preformatted_20_Text">Checking stk.media_changer.</text:p>
      <text:p text:style-name="Preformatted_20_Text">Starting stk.media_changer: 193.146.197.219:7523</text:p>
      <text:p text:style-name="Preformatted_20_Text"># check what enstore processes are running in this host</text:p>
      <text:p text:style-name="Preformatted_20_Text">[enstore@ens07 ~]$ EPS</text:p>
      <text:p text:style-name="Preformatted_20_Text">enstore  29495  0.6  0.4 17492 8568 pts/2    -    23:41   0:00 python /opt/enstore/sbin/library_manager null1.library_manager</text:p>
      <text:p text:style-name="Preformatted_20_Text">enstore  29497  0.8  0.4 17448 8568 pts/2    -    23:41   0:00 python /opt/enstore/sbin/library_manager 9940B.library_manager</text:p>
      <text:p text:style-name="Preformatted_20_Text">enstore  29499  0.9  0.3 17272 7424 pts/2    -    23:41   0:00 python /opt/enstore/sbin/media_changer null1.media_changer</text:p>
      <text:p text:style-name="P3">enstore  29501  2.0  0.3 16208 7424 pts/2    -    23:41   0:00 python /opt/enstore/sbin/media_changer stk.media_changer</text:p>
      <text:p text:style-name="Text_20_body"/>
      <text:p text:style-name="Text_20_body">3. By command on all nodes in configuration</text:p>
      <text:p text:style-name="Text_20_body">    Needs to be done as user "enstore"</text:p>
      <text:p text:style-name="Preformatted_20_Text"># enstore Estart</text:p>
      <text:p text:style-name="Preformatted_20_Text"># this will start enstore servers on all enstore nodes described in FARMLETS_DIR/enstore</text:p>
      <text:p text:style-name="Preformatted_20_Text"># the very first host in this file must be the host on which enstore configuration server runs.</text:p>
      <text:p text:style-name="P9"># for more information on farmlets see section above.</text:p>
      <text:p text:style-name="P16"/>
      <text:list xml:id="list1819275730" text:continue-numbering="true" text:style-name="L6">
        <text:list-item>
          <text:h text:style-name="P27" text:outline-level="1"><text:bookmark text:name="__RefHeading__6066_1712107080"/><text:soft-page-break/>Running enstore.<text:bookmark-end text:name="__RefHeading__6066_1712107080"/></text:h>
        </text:list-item>
      </text:list>
      <text:p text:style-name="P5">Note! If you change enstore configuration file you must reload configuration by the following command:</text:p>
      <text:p text:style-name="P6"># enstore config –config $ENSTORE_CONFIG_FILE –load</text:p>
      <text:p text:style-name="P7">Note!! All commands must be done as user enstore if not specified differently.</text:p>
      <text:p text:style-name="P7">Note!!! All enstore commands have –help option. If you do not know what can be done just type <text:span text:style-name="T2">enstore</text:span> <text:s/>and investigate what options are available. Also refer to “Enstore Admin Guide” (can be found in /opt/enstore/doc/guides/Enstore_Administrator_Guide.odm – Openoffice document)</text:p>
      <text:p text:style-name="P7">To run enstore you need to declare volumes in robotic library to enstore. This is done with the following command on enstore Volume Clerk host:</text:p>
      <text:p text:style-name="P12"># enstore vol – add <text:s/>&lt;VOLUME_NAME&gt; &lt;LIBRARY&gt; &lt;STORAGE_GROUP&gt; &lt;FILE_FAMILY&gt; &lt;WRAPPER&gt; &lt;MEDIA_TYPE&gt; &lt;VOLUME_BYTE_CAPACITY&gt; </text:p>
      <text:p text:style-name="P11">where:</text:p>
      <text:list xml:id="list581549106" text:style-name="L13">
        <text:list-item>
          <text:p text:style-name="P55">VOLUME_NAME – name of tape volume as known to the robotic library</text:p>
        </text:list-item>
        <text:list-item>
          <text:p text:style-name="P55">LIBRARY – name of enstore library (same as library pnfs tag)</text:p>
        </text:list-item>
        <text:list-item>
          <text:p text:style-name="P55">STORAGE_GROUP – storage group to which this tape is assigned (or none)</text:p>
        </text:list-item>
        <text:list-item>
          <text:p text:style-name="P55"><text:s/>FILE_FAMILY – file family to which this tape is assigned (or none)</text:p>
        </text:list-item>
        <text:list-item>
          <text:p text:style-name="P55">WRAPPER - “cpio_odc” or “cern” (or none)</text:p>
        </text:list-item>
        <text:list-item>
          <text:p text:style-name="P55">MEDIA_TYPE – type of media as known to <text:s/>the robotic library</text:p>
        </text:list-item>
        <text:list-item>
          <text:p text:style-name="P55">VOLUME_BYTE_CAPACITY – capacity of tape in bytes</text:p>
        </text:list-item>
      </text:list>
      <text:p text:style-name="P10"><text:span text:style-name="T2">After volumes are added to enstore you can start writing to them. Please refer to <text:s/>"</text:span><text:a xlink:type="simple" xlink:href="http://computing.fnal.gov/docs/products/enstore" office:target-frame-name="_self" xlink:show="replace"><text:span text:style-name="T2">Enstore User Guide</text:span></text:a><text:span text:style-name="T2">" and </text:span><text:span text:style-name="T4">“Enstore Admin Guide”</text:span></text:p>
      <text:list xml:id="list1048189055" text:continue-list="list1819275730" text:style-name="L6">
        <text:list-item>
          <text:h text:style-name="P27" text:outline-level="1"><text:bookmark text:name="__RefHeading__6068_1712107080"/><text:soft-page-break/>Setting up and configuring dcache and dchache pool nodes to use enstore.<text:bookmark-end text:name="__RefHeading__6068_1712107080"/></text:h>
        </text:list-item>
      </text:list>
      <text:p text:style-name="Text_20_body">This section describes how to set up and configure dcache pool node to to use enstore as HSM backend.</text:p>
      <text:p text:style-name="Text_20_body">It is assumed that dcache is already installed on the pool node. The complete and comprehensive dchache documentation can be found in <text:a xlink:type="simple" xlink:href="http://www.dcache.org/manuals/Book-1.9.5/Book.shtml">dcache book</text:a>.</text:p>
      <text:p text:style-name="Text_20_body"/>
      <text:list xml:id="list43265661" text:continue-numbering="true" text:style-name="L6">
        <text:list-item>
          <text:list>
            <text:list-item>
              <text:h text:style-name="P57" text:outline-level="1"><text:bookmark text:name="__RefHeading__4661_1365230079"/>Installing enstore on dcache pools nodes.<text:bookmark-end text:name="__RefHeading__4661_1365230079"/></text:h>
            </text:list-item>
          </text:list>
        </text:list-item>
      </text:list>
      <text:p text:style-name="Text_20_body">Enstore must be installed on all dcache pool nodes, <text:s/>which use enstore as a tape backup system. </text:p>
      <text:list xml:id="list55418687" text:style-name="L14">
        <text:list-item>
          <text:p text:style-name="P38">Install enstore as described above. <text:s/>One of the recommended approaches is to run the following command (use root):</text:p>
          <text:p text:style-name="P38"><text:span text:style-name="T7"># ./install_enstore_rpm.sh -c &lt;head_node&gt; server install_dir </text:span><text:span text:style-name="T8">– where</text:span><text:span text:style-name="T4"> </text:span><text:span text:style-name="T8">head_node is the node name where configuration server is running. </text:span></text:p>
          <text:p text:style-name="P39">!!! Note that scp access to head_node must be enabled.</text:p>
        </text:list-item>
      </text:list>
      <text:list xml:id="list2036982247" text:continue-list="list43265661" text:style-name="L6">
        <text:list-item>
          <text:list>
            <text:list-item>
              <text:h text:style-name="P57" text:outline-level="1"><text:bookmark text:name="__RefHeading__4663_1365230079"/>Configuring dcache.<text:bookmark-end text:name="__RefHeading__4663_1365230079"/></text:h>
            </text:list-item>
          </text:list>
        </text:list-item>
      </text:list>
      <text:p text:style-name="P16">Here we assume that dcache is installed into /opt/d-cache</text:p>
      <text:list xml:id="list818770511" text:style-name="L15">
        <text:list-item>
          <text:p text:style-name="P40">Most dCache distributions do not expect to run together with an backend system. To make this work, make sure that the the option <text:span text:style-name="T6">lfs=precious</text:span> is NOT specified in the following configuration files:</text:p>
          <text:p text:style-name="P41">/opt/d-cache/config/pool.batch</text:p>
          <text:p text:style-name="P41">/opt/d-cache/config/&lt;pool&gt;.poollist</text:p>
        </text:list-item>
        <text:list-item>
          <text:p text:style-name="P40">Edit pool setup file: &lt;PoolLocation&gt;/&lt;PoolName&gt;/setup – where &lt;PoolLocation&gt; - is location of pool on the disk and &lt;PoolName&gt; is its name:</text:p>
          <text:p text:style-name="P41"># <text:s/>where is the pnfs mountpoint </text:p>
          <text:p text:style-name="P41">hsm set enstore -pnfs=/pnfs/fs </text:p>
          <text:p text:style-name="P41"># <text:s/>where is the external hsm copy script. </text:p>
          <text:p text:style-name="P40"><text:span text:style-name="T6">hsm set enstore -command=&lt;ENSTORE_DIR&gt;/dcache-deploy/scripts//real-encp.sh</text:span> # - replace <text:span text:style-name="T9">&lt;ENSTORE_DIR&gt; with the value of $ENSTORE_DIR. $ENSTORE_DIR gets created by running:</text:span></text:p>
          <text:p text:style-name="P41"># source /usr/local/etc/setups.sh</text:p>
        </text:list-item>
        <text:list-item>
          <text:p text:style-name="P40"><text:soft-page-break/>* Restart pools. You may want to do this after checking that real-encp works in 10.3 </text:p>
        </text:list-item>
      </text:list>
      <text:list xml:id="list940095515" text:continue-list="list2036982247" text:style-name="L6">
        <text:list-item>
          <text:list>
            <text:list-item>
              <text:h text:style-name="P57" text:outline-level="1"><text:bookmark text:name="__RefHeading__4665_1365230079"/>Checking real-encp.<text:bookmark-end text:name="__RefHeading__4665_1365230079"/></text:h>
            </text:list-item>
          </text:list>
        </text:list-item>
      </text:list>
      <text:p text:style-name="P16"/>
      <text:list xml:id="list394149295" text:continue-list="list940095515" text:style-name="L6">
        <text:list-item text:start-value="1">
          <text:p text:style-name="P50">Login to dcache enabled node as root</text:p>
        </text:list-item>
        <text:list-item>
          <text:p text:style-name="P50">Setup environment:</text:p>
          <text:p text:style-name="P51"># source /usr/local/etc/setups.sh</text:p>
        </text:list-item>
        <text:list-item>
          <text:p text:style-name="P50">Select or create a test pnfs directory.</text:p>
          <text:p text:style-name="P52"># mkdir /pnfs/fs/usr/tape/test_dir</text:p>
        </text:list-item>
        <text:list-item>
          <text:p text:style-name="P50">Make sure that all pnfs tags pertaining to enstore are set correctly.</text:p>
          <text:p text:style-name="P52"># cd /pnfs/fs/usr/tape/test_dir</text:p>
          <text:p text:style-name="P52"># enstore pnfs –tags </text:p>
          <text:p text:style-name="P54">The sample output: </text:p>
          <text:p text:style-name="P54">.(tag)(library) = CD-LTO4</text:p>
          <text:p text:style-name="P54">.(tag)(file_family) = fd_data </text:p>
          <text:p text:style-name="P54">.(tag)(file_family_wrapper) = cpio_odc </text:p>
          <text:p text:style-name="P54">.(tag)(storage_group) = demos</text:p>
          <text:p text:style-name="P54">.(tag)(file_family_width) = 1 </text:p>
          <text:p text:style-name="P54">-rw-r--r-- 11 root root 9 Feb <text:s/>1 14:05 /pnfs/fs/usr/tape/test_dir.(tag)(library) </text:p>
          <text:p text:style-name="P54">-rw-rw-r-- 11 1019 5111 11 Jan <text:s/>1 12:02 /pnfs/fs/usr/tape/test_dir.(tag)(file_family) </text:p>
          <text:p text:style-name="P54">-rw-rw-r-- 11 1019 5111 8 Sep <text:s/>6 <text:s/>2000 /pnfs/fs/usr/tape/test_dir.(tag)(file_family_wrapper) </text:p>
          <text:p text:style-name="P54">-rw-r--r-- 11 root root 5 Sep <text:s/>6 <text:s/>2000 /pnfs/fs/usr/tape/test_dir.(tag)(storage_group) </text:p>
          <text:p text:style-name="P54">-rw-rw-r-- 11 1019 5111 1 Jul <text:s/>2 <text:s/>2001 /pnfs/fs/usr/tape/test_dir.(tag)(file_family_width) </text:p>
        </text:list-item>
        <text:list-item>
          <text:p text:style-name="P50">Write a file into selected dcache pnfs directory:</text:p>
          <text:p text:style-name="P52"># /opt/d-cache/dcap/bin/dccp &lt;file&gt; /pnfs/fs/usr/tape/test_dir/f1</text:p>
        </text:list-item>
        <text:list-item>
          <text:p text:style-name="P54">Find what pnfsid was assigned to the written file:</text:p>
          <text:p text:style-name="P52"># cd /pnfs/fs/usr/tape/test_dir</text:p>
          <text:p text:style-name="P52"># enstore pnfs –id f1</text:p>
          <text:p text:style-name="P54">Let's sat the output was <text:s/>000200000000000000015C78</text:p>
        </text:list-item>
        <text:list-item>
          <text:p text:style-name="P50"><text:soft-page-break/>Check in what pool it has been written. Lets assume that it has been written to poll node <text:span text:style-name="T2">poolnode001</text:span> and the file pnfsid is <text:s/>000200000000000000015C78.</text:p>
        </text:list-item>
        <text:list-item>
          <text:p text:style-name="P50">login to this node as root.</text:p>
        </text:list-item>
        <text:list-item>
          <text:p text:style-name="P50">Locate the data file corresponding to pnfsid <text:s/>000200000000000000015C78. Assume it is in dcPools/pool1/pool/data/000200000000000000015C78 and its size is <text:s/>1048576</text:p>
        </text:list-item>
        <text:list-item>
          <text:p text:style-name="P50">Copy file into enstore (on tape):</text:p>
          <text:p text:style-name="P52"># /opt/enstore/dcache-deploy/scripts/real-encp.sh put 000200000000000000015C78 \ /dcPools/pool1/pool/data/000200000000000000015C78 /usr/local/bin/real-encp.sh \</text:p>
          <text:p text:style-name="P52">'-si=size=1048576;new=true;stored=false;sClass=test.enstoretest;cClass=-; \</text:p>
          <text:p text:style-name="P52">hsm=enstore;path=/pnfs/pic.es/tape/paco/test_v20; \<text:line-break/>;path=&lt;Unknown&gt;;group=test;family=enstoretest;bfid=&lt;Unknown&gt;; \</text:p>
          <text:p text:style-name="P52">volume=&lt;unknown&gt;;location=&lt;unknown&gt;; \<text:line-break/>' -pnfs=/pnfs/fs/usr -command=/opt/enstore/dcache-deploy/scripts/real-encp.sh</text:p>
        </text:list-item>
        <text:list-item>
          <text:p text:style-name="P50">Check that file was written.</text:p>
          <text:list>
            <text:list-item>
              <text:p text:style-name="P50">When file is written into dcache it has a non-empty layer 2 in pnfs</text:p>
            </text:list-item>
            <text:list-item>
              <text:p text:style-name="P50">When file is written into enstore it has non-empty layers 1 and 4:</text:p>
              <text:p text:style-name="P52"># enstore pnfs --layer 2G_1 1 </text:p>
              <text:p text:style-name="P54">GCMS128949904300000 # bit file id</text:p>
              <text:p text:style-name="P52"># enstore pnfs --layer 2G_1 4 </text:p>
              <text:p text:style-name="P54">TST075 # tape volume </text:p>
              <text:p text:style-name="P54">0000_000000000_0000001 # location on tape</text:p>
              <text:p text:style-name="P54">2000000000 # file size</text:p>
              <text:p text:style-name="P54">gcc2 # file family</text:p>
              <text:p text:style-name="P54">/pnfs/data2/test/moibenko/LTO4/2G_1 # file path</text:p>
              <text:p text:style-name="P54">0002000000000000000B5AF0 # pnfsid</text:p>
              <text:p text:style-name="P54">GCMS128949904300000 # bit file id</text:p>
              <text:p text:style-name="P54">stkenmvr141a:/dev/rmt/tps2d0n:9310091462 # mover/drive the file was written to</text:p>
              <text:p text:style-name="P54">1803076910 # checksum</text:p>
              <text:p text:style-name="P50"/>
            </text:list-item>
          </text:list>
        </text:list-item>
        <text:list-item text:start-value="11">
          <text:h text:style-name="P24" text:outline-level="1" text:restart-numbering="true" text:start-value="11"><text:bookmark text:name="__RefHeading__6070_1712107080"/><text:soft-page-break/>NOTES<text:bookmark-end text:name="__RefHeading__6070_1712107080"/></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Luxi Mono1" svg:font-family="'Luxi Mono'" style:font-pitch="fixed"/>
    <style:font-face style:name="Liberation Mono" svg:font-family="'Liberation Mono'" style:font-family-generic="modern" style:font-pitch="fixed"/>
    <style:font-face style:name="Luxi Mono" svg:font-family="'Luxi Mono'" style:font-family-generic="modern" style:font-pitch="fixed"/>
    <style:font-face style:name="Nimbus Roman No9 L" svg:font-family="'Nimbus Roman No9 L'" style:font-family-generic="roman" style:font-pitch="variable"/>
    <style:font-face style:name="Luxi Sans" svg:font-family="'Luxi Sans'" style:font-adornments="Regular"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Luxi Sans1" style:font-size-asian="14pt" style:font-name-complex="Luxi Sans1" style:font-size-complex="14pt"/>
    </style:style>
    <style:style style:name="Text_20_body" style:display-name="Text body" style:family="paragraph" style:parent-style-name="Standard" style:class="text" style:master-page-name="">
      <style:paragraph-properties fo:margin-top="0in" fo:margin-bottom="0.0835in" style:page-number="auto"/>
      <style:text-properties fo:font-variant="normal" fo:text-transform="none"/>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List_20_1" style:class="text" style:master-page-name="">
      <style:paragraph-properties style:page-number="auto">
        <style:tab-stops/>
      </style:paragraph-properties>
      <style:text-properties style:font-name="Nimbus Roman No9 L" fo:font-size="20pt" fo:font-weight="bold" style:font-name-asian="Luxi Sans1" style:font-size-asian="24pt" style:font-weight-asian="bold" style:font-name-complex="Luxi Sans1"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1" style:list-style-name="List_20_1" style:class="text">
      <style:text-properties style:font-name="Nimbus Roman No9 L" fo:font-size="18pt" fo:font-weight="bold" style:font-name-asian="Luxi Sans1" style:font-size-asian="18pt" style:font-weight-asian="bold" style:font-name-complex="Luxi Sans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Nimbus Roman No9 L" fo:font-size="14pt" fo:font-weight="bold" style:font-name-asian="Luxi Sans1" style:font-size-asian="14pt" style:font-weight-asian="bold" style:font-name-complex="Luxi Sans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Luxi Mono" fo:font-size="10pt" style:font-name-asian="Luxi Mono" style:font-size-asian="10pt" style:font-name-complex="Luxi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style:font-name-asian="Liberation Mono" style:font-name-complex="Liberation Mono"/>
    </style:style>
    <style:style style:name="Teletype" style:family="text">
      <style:text-properties style:font-name="Liberation Mono" style:font-name-asian="Liberation Mono" style:font-name-complex="Liberation Mono"/>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ander Moibenko</meta:initial-creator>
    <meta:creation-date>2011-01-14T17:01:30</meta:creation-date>
    <meta:editing-duration>PT23H18M50S</meta:editing-duration>
    <meta:editing-cycles>8</meta:editing-cycles>
    <meta:generator>OpenOffice.org/3.2$Linux OpenOffice.org_project/320m18$Build-9502</meta:generator>
    <dc:title>Enstore site installation and configuration</dc:title>
    <dc:date>2011-07-19T14:16:39</dc:date>
    <dc:creator>Alexander Moibenko</dc:creator>
    <meta:document-statistic meta:table-count="1" meta:image-count="0" meta:object-count="0" meta:page-count="22" meta:paragraph-count="404" meta:word-count="4988" meta:character-count="34605"/>
  </office:meta>
</office:document-meta>
</file>